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200000191880A1C6E.png" manifest:media-type="image/png"/>
  <manifest:file-entry manifest:full-path="Pictures/100000000000046200000191CBB25B8D.png" manifest:media-type="image/png"/>
  <manifest:file-entry manifest:full-path="Pictures/100000000000016A0000017E1098A533.png" manifest:media-type="image/png"/>
  <manifest:file-entry manifest:full-path="Pictures/10000000000004620000019248516AB9.png" manifest:media-type="image/png"/>
  <manifest:file-entry manifest:full-path="Pictures/10000000000001BA00000156D59A2CB0.png" manifest:media-type="image/png"/>
  <manifest:file-entry manifest:full-path="Pictures/10000201000000D8000000D8227864EF.png" manifest:media-type="image/png"/>
  <manifest:file-entry manifest:full-path="Pictures/1000000000000412000001563E4D3F41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ffffff" fo:min-height="7.135cm"/>
    </style:style>
    <style:style style:name="gr5" style:family="graphic">
      <style:graphic-properties draw:fill-color="#ff3333" draw:opacity="20%" draw:textarea-horizontal-align="justify" draw:textarea-vertical-align="middle" draw:auto-grow-height="false" draw:shadow-opacity="20%"/>
    </style:style>
    <style:style style:name="gr6" style:family="graphic">
      <style:graphic-properties draw:opacity="20%" draw:textarea-horizontal-align="justify" draw:textarea-vertical-align="middle" draw:auto-grow-height="false" draw:shadow-opacity="20%"/>
    </style:style>
    <style:style style:name="gr7" style:family="graphic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05cm" draw:marker-end="Arrow" draw:textarea-horizontal-align="center" draw:textarea-vertical-align="middle"/>
    </style:style>
    <style:style style:name="gr10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fill-color="#00ff00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fill-color="#ff3366" draw:opacity="50%" draw:textarea-horizontal-align="justify" draw:textarea-vertical-align="middle" draw:auto-grow-height="false" draw:shadow-opacity="50%"/>
    </style:style>
    <style:style style:name="gr14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5" style:family="graphic" style:parent-style-name="objectwithoutfill">
      <style:graphic-properties svg:stroke-width="0.102cm" svg:stroke-color="#800000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0cm" fo:padding-top="0.15cm" fo:padding-bottom="0.15cm" fo:padding-left="0.275cm" fo:padding-right="0.275cm" draw:shadow-offset-x="0.305cm" draw:shadow-offset-y="0.305cm"/>
    </style:style>
    <style:style style:name="gr17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2.071cm" fo:padding-top="0.15cm" fo:padding-bottom="0.15cm" fo:padding-left="0.275cm" fo:padding-right="0.275cm" draw:shadow-offset-x="0.305cm" draw:shadow-offset-y="0.305cm"/>
    </style:style>
    <style:style style:name="gr18" style:family="graphic" style:parent-style-name="standard">
      <style:graphic-properties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solid" draw:fill="solid" draw:fill-color="#ffffff" fo:min-height="3.311cm"/>
    </style:style>
    <style:style style:name="gr20" style:family="graphic" style:parent-style-name="standard">
      <style:graphic-properties draw:stroke="solid" draw:fill="solid" draw:fill-color="#ffffff" fo:min-height="2.69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title">
      <style:graphic-properties fo:min-height="19.483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title">
      <style:graphic-properties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start"/>
      <style:text-properties fo:font-size="16pt"/>
    </style:style>
    <style:style style:name="P7" style:family="paragraph"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fo:font-size="14pt"/>
    </style:style>
    <style:style style:name="P11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12" style:family="paragraph">
      <style:paragraph-properties fo:text-align="start"/>
      <style:text-properties fo:font-size="12pt"/>
    </style:style>
    <style:style style:name="P13" style:family="paragraph">
      <style:paragraph-properties fo:text-align="start"/>
    </style:style>
    <style:style style:name="P14" style:family="paragraph">
      <style:text-properties fo:font-size="300pt" style:font-size-asian="300pt" style:font-size-complex="300pt"/>
    </style:style>
    <style:style style:name="P15" style:family="paragraph"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16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text-align="start"/>
      <style:text-properties fo:color="#000000" style:font-name="Courier 10 Pitch1" fo:font-size="14pt" style:font-name-asian="Cumberland AMT1" style:font-size-asian="14pt" style:font-name-complex="Cumberland AMT1" style:font-size-complex="14pt"/>
    </style:style>
    <style:style style:name="P18" style:family="paragraph"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19" style:family="paragraph">
      <style:paragraph-properties fo:text-align="start"/>
      <style:text-properties fo:color="#000000" style:font-name="Courier 10 Pitch1" fo:font-size="12pt" style:font-name-asian="Cumberland AMT1" style:font-size-asian="12pt" style:font-name-complex="Cumberland AMT1" style:font-size-complex="12pt"/>
    </style:style>
    <style:style style:name="P20" style:family="paragraph"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21" style:family="paragraph">
      <style:paragraph-properties fo:text-align="start"/>
      <style:text-properties style:font-name="Courier 10 Pitch1" fo:font-size="20pt" style:font-name-asian="Cumberland AMT1" style:font-size-asian="20pt" style:font-name-complex="Cumberland AMT1" style:font-size-complex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4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7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8" style:family="text">
      <style:text-properties fo:font-size="20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1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12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3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.79999995231628pt" style:font-size-asian="1.79999995231628pt" style:font-size-complex="1.79999995231628pt"/>
    </style:style>
    <style:style style:name="T17" style:family="text">
      <style:text-properties fo:font-size="10pt" fo:font-style="italic" style:font-size-asian="10pt" style:font-style-asian="italic" style:font-size-complex="10pt" style:font-style-complex="italic"/>
    </style:style>
    <style:style style:name="T18" style:family="text">
      <style:text-properties fo:font-size="24pt" fo:font-style="italic" style:font-size-asian="24pt" style:font-style-asian="italic" style:font-size-complex="24pt" style:font-style-complex="italic"/>
    </style:style>
    <style:style style:name="T19" style:family="text">
      <style:text-properties fo:font-size="300pt" style:font-size-asian="300pt" style:font-size-complex="300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20pt" fo:font-style="italic" style:font-size-asian="20pt" style:font-style-asian="italic" style:font-size-complex="20pt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29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30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1" style:family="text">
      <style:text-properties fo:color="#00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2" style:family="text">
      <style:text-properties style:font-name="Courier New1" fo:font-size="20pt" style:font-size-asian="20pt" style:font-size-complex="20pt"/>
    </style:style>
    <style:style style:name="T33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34" style:family="text">
      <style:text-properties fo:color="#000000"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35" style:family="text">
      <style:text-properties fo:color="#ff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6" style:family="text">
      <style:text-properties fo:color="#000000"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37" style:family="text">
      <style:text-properties fo:color="#00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8" style:family="text">
      <style:text-properties fo:color="#ff0000"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39" style:family="text">
      <style:text-properties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0" style:family="text">
      <style:text-properties style:text-line-through-style="solid" style:text-line-through-type="single" fo:font-size="24pt" style:font-size-asian="24pt" style:font-size-complex="24pt"/>
    </style:style>
    <style:style style:name="T41" style:family="text">
      <style:text-properties style:font-name="Courier New1" fo:font-size="18pt" style:font-size-asian="18pt" style:font-size-complex="18pt"/>
    </style:style>
    <style:style style:name="T42" style:family="text">
      <style:text-properties fo:color="#ff0000"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3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44" style:family="text">
      <style:text-properties fo:font-size="22pt" fo:font-style="normal" style:font-size-asian="22pt" style:font-style-asian="normal" style:font-size-complex="22pt" style:font-style-complex="normal"/>
    </style:style>
    <style:style style:name="T45" style:family="text">
      <style:text-properties style:font-name="Courier 10 Pitch1" fo:font-size="20pt" fo:font-weight="bold" style:font-name-asian="Cumberland AMT1" style:font-size-asian="20pt" style:font-weight-asian="bold" style:font-name-complex="Cumberland AMT1" style:font-size-complex="20pt" style:font-weight-complex="bold"/>
    </style:style>
    <style:style style:name="T46" style:family="text">
      <style:text-properties style:font-name="Courier 10 Pitch1" fo:font-size="20pt" fo:font-weight="normal" style:font-name-asian="Cumberland AMT1" style:font-size-asian="20pt" style:font-weight-asian="normal" style:font-name-complex="Cumberland AMT1" style:font-size-complex="20pt" style:font-weight-complex="normal"/>
    </style:style>
    <style:style style:name="T47" style:family="text">
      <style:text-properties fo:font-size="60pt" fo:font-style="italic" style:font-size-asian="60pt" style:font-style-asian="italic" style:font-size-complex="60pt" style:font-style-complex="italic"/>
    </style:style>
    <style:style style:name="T4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fo:font-size="24pt" fo:font-style="normal" style:font-size-asian="24pt" style:font-style-asian="normal" style:font-size-complex="24pt" style:font-style-complex="normal"/>
    </style:style>
    <style:style style:name="T50" style:family="text">
      <style:text-properties fo:color="#ff0000"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Modelos de Concorrência</text:span></text:p>
          </draw:text-box>
        </draw:frame>
        <draw:frame draw:style-name="gr1" draw:text-style-name="P2" draw:layer="layout" svg:width="3.174cm" svg:height="3.344cm" svg:x="3.006cm" svg:y="12.531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3" draw:layer="layout" svg:width="6.521cm" svg:height="1.534cm" svg:x="6.18cm" svg:y="13.531cm">
          <draw:text-box>
            <text:p><text:span text:style-name="T2">LabLua – PUC-Rio</text:span></text:p>
            <text:p><text:span text:style-name="T3"/></text:p>
            <text:p><text:span text:style-name="T4">www.lua.inf.puc-rio.br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4" draw:text-style-name="P5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3" text:id="id3"><text:span text:style-name="T5">Piscar o LED a cada 1 segundo</text:span></text:p>
              </text:list-item>
              <text:list-item>
                <text:p xml:id="id4" text:id="id4"><text:span text:style-name="T5">Parar ao pressionar o botão, mantendo o LED aceso para sempre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 xml:id="id6" text:id="id6"><text:span text:style-name="T5">Programa interativo!</text:span></text:p>
              </text:list-item>
            </text:list>
          </draw:text-box>
        </draw:frame>
        <draw:frame draw:style-name="gr4" draw:text-style-name="P7" xml:id="id5" draw:id="id5" draw:layer="layout" svg:width="16.585cm" svg:height="8.191cm" svg:x="5.505cm" svg:y="9.512cm">
          <draw:text-box>
            <text:p text:style-name="P6"><text:span text:style-name="T6">void</text:span><text:span text:style-name="T7"> loop () {</text:span></text:p>
            <text:p text:style-name="P6"><text:span text:style-name="T7"><text:s text:c="4"/></text:span><text:span text:style-name="T7">digitalWrite(LED_PIN, HIGH);</text:span></text:p>
            <text:p text:style-name="P6"><text:span text:style-name="T7"><text:s text:c="4"/></text:span><text:span text:style-name="T7">delay(1000);</text:span></text:p>
            <text:p text:style-name="P6"><text:span text:style-name="T7"><text:s text:c="4"/></text:span><text:span text:style-name="T7">digitalWrite(LED_PIN, LOW);</text:span></text:p>
            <text:p text:style-name="P6"><text:span text:style-name="T7"><text:s text:c="4"/></text:span><text:span text:style-name="T7">delay(1000);</text:span></text:p>
            <text:p text:style-name="P6"><text:span text:style-name="T7"/></text:p>
            <text:p text:style-name="P6"><text:span text:style-name="T7"><text:s text:c="4"/></text:span><text:span text:style-name="T6">int</text:span><text:span text:style-name="T7"> but = digitalRead(BUT_PIN);</text:span></text:p>
            <text:p text:style-name="P6"><text:span text:style-name="T7"><text:s text:c="4"/></text:span><text:span text:style-name="T6">if</text:span><text:span text:style-name="T7"> (but) {</text:span></text:p>
            <text:p text:style-name="P6"><text:span text:style-name="T7"><text:s text:c="8"/></text:span><text:span text:style-name="T7">digitalWrite(LED_PIN, HIGH);</text:span></text:p>
            <text:p text:style-name="P6"><text:span text:style-name="T7"><text:s text:c="8"/></text:span><text:span text:style-name="T6">while</text:span><text:span text:style-name="T7">(1);</text:span></text:p>
            <text:p text:style-name="P6"><text:span text:style-name="T7"><text:s text:c="4"/></text:span><text:span text:style-name="T7">}</text:span></text:p>
            <text:p text:style-name="P6"><text:span text:style-name="T7">}</text:span></text:p>
          </draw:text-box>
        </draw:frame>
        <draw:custom-shape draw:style-name="gr5" draw:text-style-name="P8" xml:id="id8" draw:id="id8" draw:layer="Layout" svg:width="5.742cm" svg:height="0.505cm" svg:x="6.985cm" svg:y="11.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7" draw:id="id7" draw:layer="Layout" svg:width="5.742cm" svg:height="0.505cm" svg:x="6.985cm" svg:y="12.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 text:style-name="P9"><text:span text:style-name="T8">- delay faz o programa ficar interativo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Guardar </text:span><text:span text:style-name="T9">timestamp</text:span><text:span text:style-name="T5"> da última mudança</text:span></text:p>
              </text:list-item>
              <text:list-item>
                <text:p><text:span text:style-name="T5">Guardar estado atual do LED</text:span></text:p>
              </text:list-item>
            </text:list>
          </draw:text-box>
        </draw:frame>
        <draw:frame draw:style-name="gr4" draw:text-style-name="P11" xml:id="id9" draw:id="id9" draw:layer="layout" svg:width="24.13cm" svg:height="11.907cm" svg:x="1.878cm" svg:y="8.612cm">
          <draw:text-box>
            <text:p text:style-name="P10"><text:span text:style-name="T10">int</text:span><text:span text:style-name="T11"> state = 1;</text:span></text:p>
            <text:p text:style-name="P10"><text:span text:style-name="T10">unsigned</text:span><text:span text:style-name="T11"> </text:span><text:span text:style-name="T10">long</text:span><text:span text:style-name="T11"> old;</text:span></text:p>
            <text:p text:style-name="P10"><text:span text:style-name="T10">void</text:span><text:span text:style-name="T11"> setup () {</text:span></text:p>
            <text:p text:style-name="P10"><text:span text:style-name="T11"><text:s text:c="4"/></text:span><text:span text:style-name="T11">old = millis();</text:span></text:p>
            <text:p text:style-name="P10"><text:span text:style-name="T11"><text:s text:c="4"/></text:span><text:span text:style-name="T11">digitalWrite(LED_PIN, state);</text:span></text:p>
            <text:p text:style-name="P10"><text:span text:style-name="T11">}</text:span></text:p>
            <text:p text:style-name="P10"><text:span text:style-name="T10">void</text:span><text:span text:style-name="T11"> loop () {</text:span></text:p>
            <text:p text:style-name="P10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10"><text:span text:style-name="T11"><text:s text:c="4"/></text:span><text:span text:style-name="T10">if</text:span><text:span text:style-name="T11"> (now &gt;= old+1000) {</text:span></text:p>
            <text:p text:style-name="P10"><text:span text:style-name="T11"><text:s text:c="8"/></text:span><text:span text:style-name="T11">old = now;</text:span></text:p>
            <text:p text:style-name="P10"><text:span text:style-name="T11"><text:s text:c="8"/></text:span><text:span text:style-name="T11">state = !state;</text:span></text:p>
            <text:p text:style-name="P10"><text:span text:style-name="T11"><text:s text:c="8"/></text:span><text:span text:style-name="T11">digitalWrite(LED_PIN, state);</text:span></text:p>
            <text:p text:style-name="P10"><text:span text:style-name="T11"><text:s text:c="4"/></text:span><text:span text:style-name="T11">}</text:span></text:p>
            <text:p text:style-name="P10"><text:span text:style-name="T11"/></text:p>
            <text:p text:style-name="P10"><text:span text:style-name="T11"><text:s text:c="4"/></text:span><text:span text:style-name="T10">int</text:span><text:span text:style-name="T11"> but = digitalRead(BUT_PIN);</text:span></text:p>
            <text:p text:style-name="P10"><text:span text:style-name="T11"><text:s text:c="4"/></text:span><text:span text:style-name="T10">if</text:span><text:span text:style-name="T11"> (but) {</text:span></text:p>
            <text:p text:style-name="P10"><text:span text:style-name="T11"><text:s text:c="8"/></text:span><text:span text:style-name="T11">digitalWrite(LED_PIN, HIGH);</text:span></text:p>
            <text:p text:style-name="P10"><text:span text:style-name="T11"><text:s text:c="8"/></text:span><text:span text:style-name="T11">while(1);</text:span></text:p>
            <text:p text:style-name="P10"><text:span text:style-name="T11"><text:s text:c="4"/></text:span><text:span text:style-name="T11">}</text:span></text:p>
            <text:p text:style-name="P10"><text:span text:style-name="T11">}</text:span></text:p>
          </draw:text-box>
        </draw:frame>
        <draw:custom-shape draw:style-name="gr6" draw:text-style-name="P2" xml:id="id1" draw:id="id1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10" draw:id="id10" draw:layer="Layout" svg:width="9.525cm" svg:height="4.38cm" svg:x="17.118cm" svg:y="9.955cm">
          <text:p text:style-name="P12"><text:span text:style-name="T12">void</text:span><text:span text:style-name="T13"> loop () {</text:span></text:p>
          <text:p text:style-name="P12"><text:span text:style-name="T13"><text:s text:c="3"/></text:span><text:span text:style-name="T12">unsigned long</text:span><text:span text:style-name="T13"> now = millis();</text:span></text:p>
          <text:p text:style-name="P12"><text:span text:style-name="T13"><text:s text:c="3"/></text:span><text:span text:style-name="T12">if</text:span><text:span text:style-name="T13"> (now &gt;= old+1000) {</text:span></text:p>
          <text:p text:style-name="P12"><text:span text:style-name="T13"><text:s text:c="6"/></text:span><text:span text:style-name="T13">old = now;</text:span></text:p>
          <text:p text:style-name="P12"><text:span text:style-name="T13"><text:s text:c="6"/></text:span><text:span text:style-name="T13">state = !state;</text:span></text:p>
          <text:p text:style-name="P12"><text:span text:style-name="T13"><text:s text:c="6"/></text:span><text:span text:style-name="T13">digitalWrite(LED_PIN, state);</text:span></text:p>
          <text:p text:style-name="P12"><text:span text:style-name="T13"><text:s text:c="3"/></text:span><text:span text:style-name="T13">}</text:span></text:p>
          <text:p text:style-name="P12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1" draw:id="id11" draw:layer="Layout" svg:width="9.525cm" svg:height="3.845cm" svg:x="17.118cm" svg:y="14.605cm">
          <text:p text:style-name="P12"><text:span text:style-name="T12">void</text:span><text:span text:style-name="T13"> loop () {</text:span></text:p>
          <text:p text:style-name="P12"><text:span text:style-name="T13"><text:s text:c="3"/></text:span><text:span text:style-name="T12">int</text:span><text:span text:style-name="T13"> but = digitalRead(BUT_PIN);</text:span></text:p>
          <text:p text:style-name="P12"><text:span text:style-name="T13"><text:s text:c="3"/></text:span><text:span text:style-name="T12">if</text:span><text:span text:style-name="T13"> (but) {</text:span></text:p>
          <text:p text:style-name="P12"><text:span text:style-name="T13"><text:s text:c="6"/></text:span><text:span text:style-name="T13">digitalWrite(LED_PIN, HIGH);</text:span></text:p>
          <text:p text:style-name="P12"><text:span text:style-name="T12"><text:s text:c="6"/></text:span><text:span text:style-name="T12">exit();</text:span></text:p>
          <text:p text:style-name="P12"><text:span text:style-name="T13"><text:s text:c="3"/></text:span><text:span text:style-name="T13">}</text:span></text:p>
          <text:p text:style-name="P12"><text:span text:style-name="T13">}</text:span></text:p>
          <draw:enhanced-geometry svg:viewBox="0 0 21600 21600" draw:type="rectangle" draw:enhanced-path="M 0 0 L 21600 0 21600 21600 0 21600 0 0 Z N"/>
        </draw:custom-shape>
        <draw:line draw:style-name="gr8" draw:text-style-name="P2" xml:id="id12" draw:id="id12" draw:layer="layout" svg:x1="14.578cm" svg:y1="14.605cm" svg:x2="17.753cm" svg:y2="12.065cm">
          <text:p/>
        </draw:line>
        <draw:line draw:style-name="gr8" draw:text-style-name="P2" xml:id="id13" draw:id="id13" draw:layer="layout" svg:x1="14.578cm" svg:y1="18.415cm" svg:x2="17.753cm" svg:y2="16.51cm">
          <text:p/>
        </draw:line>
        <draw:connector draw:style-name="gr9" draw:text-style-name="P2" xml:id="id14" draw:id="id14" draw:layer="layout" draw:line-skew="0.361cm" svg:x1="15.013cm" svg:y1="14.637cm" svg:x2="15.014cm" svg:y2="18.36cm" draw:start-shape="id1" draw:start-glue-point="1" draw:end-shape="id2" draw:end-glue-point="1" svg:d="M15013 14637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 text:style-name="P9"><text:span text:style-name="T8">- como se fossem dois loops em paralelo</text:span></text:p>
              <text:p text:style-name="P9"><text:span text:style-name="T8">- a ordem entre os dois blocos é irrelevante</text:span></text:p>
              <text:p text:style-name="P9"><text:span text:style-name="T8">- pergunta: como ter dois loops ao mesmo tempo?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4" draw:text-style-name="P5" draw:layer="layout" svg:width="23.254cm" svg:height="15.964cm" svg:x="1.511cm" svg:y="4.116cm" presentation:class="outline" presentation:user-transformed="true">
          <draw:text-box>
            <text:list text:style-name="L2">
              <text:list-item>
                <text:p xml:id="id15" text:id="id15"><text:span text:style-name="T14">O que é concorrente com o que?</text:span></text:p>
              </text:list-item>
              <text:list-item>
                <text:p xml:id="id16" text:id="id16"><text:span text:style-name="T14">Cada estímulo gera uma reação</text:span></text:p>
                <text:list>
                  <text:list-item>
                    <text:p xml:id="id17" text:id="id17"><text:span text:style-name="T15">Estímulo é infinitesimal</text:span></text:p>
                  </text:list-item>
                  <text:list-item>
                    <text:p xml:id="id18" text:id="id18"><text:span text:style-name="T15">Reação tem duração</text:span><text:span text:style-name="T16">28</text:span></text:p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17"/></text:p>
              </text:list-item>
              <text:list-item>
                <text:p xml:id="id20" text:id="id20"><text:span text:style-name="T18">Reação “A” é concorrente com reação “B”</text:span></text:p>
              </text:list-item>
            </text:list>
          </draw:text-box>
        </draw:frame>
        <draw:frame draw:style-name="gr1" draw:text-style-name="P2" draw:layer="layout" svg:width="11.573cm" svg:height="8.954cm" svg:x="15.14cm" svg:y="8.355cm">
          <draw:image xlink:href="Pictures/10000000000001BA00000156D59A2CB0.png" xlink:type="simple" xlink:show="embed" xlink:actuate="onLoad">
            <text:p/>
          </draw:image>
        </draw:frame>
        <draw:frame draw:style-name="gr1" draw:text-style-name="P2" xml:id="id19" draw:id="id19" draw:layer="layout" svg:width="8.255cm" svg:height="8.255cm" svg:x="3.91cm" svg:y="9.825cm">
          <draw:image xlink:href="Pictures/100000000000016A0000017E1098A5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 daí?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1" text:id="id21"><text:span text:style-name="T5">Problemas quando reações concorrentes acessam o mesmo recurso.</text:span></text:p>
              </text:list-item>
            </text:list>
          </draw:text-box>
        </draw:frame>
        <draw:frame draw:style-name="gr4" draw:text-style-name="P11" xml:id="id22" draw:id="id22" draw:layer="layout" svg:width="24.13cm" svg:height="11.907cm" svg:x="1.878cm" svg:y="8.612cm">
          <draw:text-box>
            <text:p text:style-name="P13"><text:span text:style-name="T10">int</text:span><text:span text:style-name="T11"> state = 1;</text:span></text:p>
            <text:p text:style-name="P13"><text:span text:style-name="T10">unsigned</text:span><text:span text:style-name="T11"> </text:span><text:span text:style-name="T10">long</text:span><text:span text:style-name="T11"> old;</text:span></text:p>
            <text:p text:style-name="P13"><text:span text:style-name="T10">void</text:span><text:span text:style-name="T11"> setup () {</text:span></text:p>
            <text:p text:style-name="P13"><text:span text:style-name="T11"><text:s text:c="4"/></text:span><text:span text:style-name="T11">old = millis();</text:span></text:p>
            <text:p text:style-name="P13"><text:span text:style-name="T11"><text:s text:c="4"/></text:span><text:span text:style-name="T11">digitalWrite(LED_PIN, state);</text:span></text:p>
            <text:p text:style-name="P13"><text:span text:style-name="T11">}</text:span></text:p>
            <text:p text:style-name="P13"><text:span text:style-name="T10">void</text:span><text:span text:style-name="T11"> loop () {</text:span></text:p>
            <text:p text:style-name="P13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13"><text:span text:style-name="T11"><text:s text:c="4"/></text:span><text:span text:style-name="T10">if</text:span><text:span text:style-name="T11"> (now &gt;= old+1000) {</text:span></text:p>
            <text:p text:style-name="P13"><text:span text:style-name="T11"><text:s text:c="8"/></text:span><text:span text:style-name="T11">old = now;</text:span></text:p>
            <text:p text:style-name="P13"><text:span text:style-name="T11"><text:s text:c="8"/></text:span><text:span text:style-name="T11">state = !state;</text:span></text:p>
            <text:p text:style-name="P13"><text:span text:style-name="T11"><text:s text:c="8"/></text:span><text:span text:style-name="T11">digitalWrite(LED_PIN, state);</text:span></text:p>
            <text:p text:style-name="P13"><text:span text:style-name="T11"><text:s text:c="4"/></text:span><text:span text:style-name="T11">}</text:span></text:p>
            <text:p text:style-name="P13"><text:span text:style-name="T11"/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8"/></text:span><text:span text:style-name="T11">digitalWrite(LED_PIN, HIGH);</text:span></text:p>
            <text:p text:style-name="P13"><text:span text:style-name="T11"><text:s text:c="8"/></text:span><text:span text:style-name="T11">while(1);</text:span></text:p>
            <text:p text:style-name="P13"><text:span text:style-name="T11"><text:s text:c="4"/></text:span><text:span text:style-name="T11">}</text:span></text:p>
            <text:p text:style-name="P13"><text:span text:style-name="T11">}</text:span></text:p>
          </draw:text-box>
        </draw:frame>
        <draw:custom-shape draw:style-name="gr10" draw:text-style-name="P2" xml:id="id23" draw:id="id23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24" draw:id="id24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25" draw:id="id25" draw:layer="layout" svg:width="9.525cm" svg:height="4.38cm" svg:x="17.118cm" svg:y="9.955cm">
          <text:p text:style-name="P13"><text:span text:style-name="T12">void</text:span><text:span text:style-name="T13"> loop () {</text:span></text:p>
          <text:p text:style-name="P13"><text:span text:style-name="T13"><text:s text:c="3"/></text:span><text:span text:style-name="T12">unsigned long</text:span><text:span text:style-name="T13"> now = millis();</text:span></text:p>
          <text:p text:style-name="P13"><text:span text:style-name="T13"><text:s text:c="3"/></text:span><text:span text:style-name="T12">if</text:span><text:span text:style-name="T13"> (now &gt;= old+1000) {</text:span></text:p>
          <text:p text:style-name="P13"><text:span text:style-name="T13"><text:s text:c="6"/></text:span><text:span text:style-name="T13">old = now;</text:span></text:p>
          <text:p text:style-name="P13"><text:span text:style-name="T13"><text:s text:c="6"/></text:span><text:span text:style-name="T13">state = !state;</text:span></text:p>
          <text:p text:style-name="P13"><text:span text:style-name="T13"><text:s text:c="6"/></text:span><text:span text:style-name="T13">digitalWrite(LED_PIN, state);</text:span></text:p>
          <text:p text:style-name="P13"><text:span text:style-name="T13"><text:s text:c="3"/></text:span><text:span text:style-name="T13">}</text:span></text:p>
          <text:p text:style-name="P13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26" draw:id="id26" draw:layer="layout" svg:width="9.525cm" svg:height="3.845cm" svg:x="17.118cm" svg:y="14.605cm">
          <text:p text:style-name="P13"><text:span text:style-name="T12">void</text:span><text:span text:style-name="T13"> loop () {</text:span></text:p>
          <text:p text:style-name="P13"><text:span text:style-name="T13"><text:s text:c="3"/></text:span><text:span text:style-name="T12">int</text:span><text:span text:style-name="T13"> but = digitalRead(BUT_PIN);</text:span></text:p>
          <text:p text:style-name="P13"><text:span text:style-name="T13"><text:s text:c="3"/></text:span><text:span text:style-name="T12">if</text:span><text:span text:style-name="T13"> (but) {</text:span></text:p>
          <text:p text:style-name="P13"><text:span text:style-name="T13"><text:s text:c="6"/></text:span><text:span text:style-name="T13">digitalWrite(LED_PIN, HIGH);</text:span></text:p>
          <text:p text:style-name="P13"><text:span text:style-name="T12"><text:s text:c="6"/></text:span><text:span text:style-name="T12">exit();</text:span></text:p>
          <text:p text:style-name="P13"><text:span text:style-name="T13"><text:s text:c="3"/></text:span><text:span text:style-name="T13">}</text:span></text:p>
          <text:p text:style-name="P13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8" draw:text-style-name="P2" xml:id="id27" draw:id="id27" draw:layer="layout" svg:width="3.174cm" svg:height="2.539cm" svg:x="14.578cm" svg:y="12.065cm" svg:viewBox="0 0 3175 2540" draw:points="0,2540 3175,0">
          <text:p/>
        </draw:polyline>
        <draw:polyline draw:style-name="gr8" draw:text-style-name="P2" xml:id="id28" draw:id="id28" draw:layer="layout" svg:width="3.174cm" svg:height="1.904cm" svg:x="14.578cm" svg:y="16.51cm" svg:viewBox="0 0 3175 1905" draw:points="0,1905 3175,0">
          <text:p/>
        </draw:polyline>
        <draw:custom-shape draw:style-name="gr12" draw:text-style-name="P2" xml:id="id29" draw:id="id29" draw:layer="layout" svg:width="2.54cm" svg:height="1.27cm" svg:x="23.06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0" draw:id="id30" draw:layer="layout" svg:width="2.54cm" svg:height="1.27cm" svg:x="23.46cm" svg:y="14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31" draw:id="id31" draw:layer="layout" svg:width="2.54cm" svg:height="1.27cm" svg:x="21.76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32" draw:id="id32" draw:layer="layout" svg:width="2.54cm" svg:height="1.27cm" svg:x="21.86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33" draw:id="id33" draw:layer="layout" svg:width="2.54cm" svg:height="1.27cm" svg:x="8.055cm" svg:y="1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34" draw:id="id34" draw:layer="layout" svg:width="2.54cm" svg:height="1.27cm" svg:x="8.055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xml:id="id35" draw:id="id35" draw:layer="layout" draw:line-skew="0.361cm" svg:x1="15.014cm" svg:y1="14.636cm" svg:x2="15.015cm" svg:y2="18.359cm" svg:d="M15014 14636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 text:style-name="P9">- primeiro loop reage ao tempo</text:p>
              <text:p text:style-name="P9">- segundo loop reage ao botão</text:p>
              <text:p text:style-name="P9">- faz diferença inverter os dois códigos?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14" draw:layer="layout" svg:width="25.199cm" svg:height="19.483cm" svg:x="1.4cm" svg:y="0.837cm" presentation:class="title" presentation:user-transformed="true">
          <draw:text-box>
            <text:p><text:span text:style-name="T19">(</text:span>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36" text:id="id36"><text:span text:style-name="T20">Concorrência</text:span></text:p>
                <text:list>
                  <text:list-item>
                    <text:p xml:id="id37" text:id="id37"><text:span text:style-name="T21">Acessos simultâneos (ao </text:span><text:span text:style-name="T22">mesmo</text:span><text:span text:style-name="T21"> recurso)</text:span></text:p>
                  </text:list-item>
                </text:list>
              </text:list-item>
              <text:list-item>
                <text:p xml:id="id38" text:id="id38"><text:span text:style-name="T20">Paralelismo</text:span></text:p>
                <text:list>
                  <text:list-item>
                    <text:p xml:id="id39" text:id="id39"><text:span text:style-name="T21">Execuções simultâneas (em </text:span><text:span text:style-name="T22">múltiplas</text:span><text:span text:style-name="T21"> linhas)</text:span></text:p>
                  </text:list-item>
                </text:list>
              </text:list-item>
            </text:list>
          </draw:text-box>
        </draw:frame>
        <draw:frame draw:style-name="gr1" draw:text-style-name="P2" xml:id="id40" draw:id="id40" draw:layer="layout" svg:width="24.13cm" svg:height="7.385cm" svg:x="1.905cm" svg:y="12.1cm">
          <draw:image xlink:href="Pictures/1000000000000412000001563E4D3F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 text:style-name="P9">- paralelismo inplica concorrência?</text:p>
              <text:p text:style-name="P9">- concorrência implica paralelismo?</text:p>
            </draw:text-box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0"/></text:p>
              </text:list-header>
              <text:list-item>
                <text:p><text:span text:style-name="T23">Dependência</text:span><text:span text:style-name="T20"> vs </text:span><text:span text:style-name="T23">Independência</text:span></text:p>
                <text:p><text:span text:style-name="T20"/></text:p>
              </text:list-item>
              <text:list-item>
                <text:p><text:span text:style-name="T23">Desordenação</text:span><text:span text:style-name="T20"> vs </text:span><text:span text:style-name="T23">Serialização</text:span></text:p>
                <text:p><text:span text:style-name="T20"/></text:p>
              </text:list-item>
              <text:list-item>
                <text:p><text:span text:style-name="T23">Especificação</text:span><text:span text:style-name="T20"> vs </text:span><text:span text:style-name="T23">Implementação</text:span></text:p>
                <text:p><text:span text:style-name="T20"/></text:p>
              </text:list-item>
              <text:list-item>
                <text:p><text:span text:style-name="T20">Exemplos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2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0">Concorrência e Paralelismo</text:span></text:p>
                <text:list>
                  <text:list-item>
                    <text:p><text:span text:style-name="T21">Rob Pike - </text:span><text:span text:style-name="T24">“Concurrency Is Not Parallelism”</text:span></text:p>
                  </text:list-item>
                  <text:list-item>
                    <text:p><text:span text:style-name="T21">Wikipedia - </text:span><text:span text:style-name="T24">“Embarrassingly Parallel”</text:span></text:p>
                  </text:list-item>
                </text:list>
                <text:p><text:span text:style-name="T2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5" draw:text-style-name="P14" draw:layer="layout" svg:width="25.199cm" svg:height="19.483cm" svg:x="1.4cm" svg:y="0.837cm" presentation:class="title" presentation:user-transformed="true">
          <draw:text-box>
            <text:p><text:span text:style-name="T19">)</text:span>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 xml:id="id41" text:id="id41"><text:span text:style-name="T5">Por quê?</text:span></text:p>
                <text:list>
                  <text:list-item>
                    <text:p xml:id="id42" text:id="id42"><text:span text:style-name="T21">Como descrever e entender as partes de um sistema concorrente (e.g., atividades, processos, atores, etc.).</text:span></text:p>
                  </text:list-item>
                  <text:list-item>
                    <text:p xml:id="id43" text:id="id43"><text:span text:style-name="T21">Vocabulário e semântica</text:span></text:p>
                    <text:list>
                      <text:list-item>
                        <text:p xml:id="id44" text:id="id44"><text:span text:style-name="T15">execução (escalonamento)</text:span></text:p>
                      </text:list-item>
                      <text:list-item>
                        <text:p xml:id="id45" text:id="id45"><text:span text:style-name="T15">composição</text:span></text:p>
                      </text:list-item>
                      <text:list-item>
                        <text:p xml:id="id46" text:id="id46"><text:span text:style-name="T15">compartilhamento</text:span></text:p>
                      </text:list-item>
                      <text:list-item>
                        <text:p xml:id="id47" text:id="id47"><text:span text:style-name="T15">comunicação</text:span></text:p>
                      </text:list-item>
                      <text:list-item>
                        <text:p xml:id="id48" text:id="id48"><text:span text:style-name="T15">sincronização</text:span></text:p>
                      </text:list-item>
                    </text:list>
                  </text:list-item>
                </text:list>
                <text:p><text:span text:style-name="T1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5"/></text:p>
              </text:list-header>
              <text:list-item>
                <text:p xml:id="id49" text:id="id49"><text:span text:style-name="T5">Modelo Assíncrono</text:span></text:p>
                <text:list>
                  <text:list-item>
                    <text:p xml:id="id51" text:id="id51"><text:span text:style-name="T21">Execução independente / Sincronização explícita</text:span></text:p>
                    <text:list>
                      <text:list-item>
                        <text:p xml:id="id53" text:id="id53"><text:span text:style-name="T26">Threads</text:span><text:span text:style-name="T15"> + </text:span><text:span text:style-name="T26">locks</text:span><text:span text:style-name="T15">/</text:span><text:span text:style-name="T26">mutexes</text:span><text:span text:style-name="T15"> (</text:span><text:span text:style-name="T26">p-threads</text:span><text:span text:style-name="T15">, </text:span><text:span text:style-name="T26">Java-Threads</text:span><text:span text:style-name="T15">)</text:span></text:p>
                      </text:list-item>
                      <text:list-item>
                        <text:p xml:id="id54" text:id="id54"><text:span text:style-name="T15">Atores + troca de mensagens (</text:span><text:span text:style-name="T26">Erlang</text:span><text:span text:style-name="T15">, </text:span><text:span text:style-name="T26">Go</text:span><text:span text:style-name="T15">)</text:span></text:p>
                      </text:list-item>
                    </text:list>
                  </text:list-item>
                </text:list>
                <text:p><text:span text:style-name="T5"/></text:p>
              </text:list-item>
              <text:list-item>
                <text:p xml:id="id50" text:id="id50"><text:span text:style-name="T5">Modelo Síncrono</text:span></text:p>
                <text:list>
                  <text:list-item>
                    <text:p xml:id="id52" text:id="id52"><text:span text:style-name="T21">Execução dependente / Sincronização implícita</text:span></text:p>
                    <text:list>
                      <text:list-item>
                        <text:p xml:id="id55" text:id="id55"><text:span text:style-name="T26">Arduino-Loop</text:span><text:span text:style-name="T15">, </text:span><text:span text:style-name="T26">Game-Loop</text:span><text:span text:style-name="T15">, Padrão </text:span><text:span text:style-name="T26">Observer</text:span><text:span text:style-name="T15">, Circuito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independente</text:p>
                <text:list>
                  <text:list-item>
                    <text:p>Arduino: <text:span text:style-name="T27">ChibiOS</text:span></text:p>
                  </text:list-item>
                </text:list>
              </text:list-item>
            </text:list>
          </draw:text-box>
        </draw:frame>
        <draw:frame draw:style-name="gr4" draw:text-style-name="P15" xml:id="id56" draw:id="id56" draw:layer="layout" svg:width="17.807cm" svg:height="9.158cm" svg:x="5.053cm" svg:y="9.102cm">
          <draw:text-box>
            <text:p text:style-name="P13"><text:span text:style-name="T28">void</text:span><text:span text:style-name="T29"> Thread1 (</text:span><text:span text:style-name="T28">void</text:span><text:span text:style-name="T29">) {</text:span></text:p>
            <text:p text:style-name="P13"><text:span text:style-name="T29"><text:s text:c="2"/></text:span><text:span text:style-name="T29">&lt;...&gt;</text:span></text:p>
            <text:p text:style-name="P13"><text:span text:style-name="T29">}</text:span></text:p>
            <text:p text:style-name="P13"><text:span text:style-name="T29"/></text:p>
            <text:p text:style-name="P13"><text:span text:style-name="T28">void</text:span><text:span text:style-name="T29"> Thread2 (</text:span><text:span text:style-name="T28">void</text:span><text:span text:style-name="T29">) {</text:span></text:p>
            <text:p text:style-name="P13"><text:span text:style-name="T29"><text:s text:c="2"/></text:span><text:span text:style-name="T29">&lt;...&gt;</text:span></text:p>
            <text:p text:style-name="P13"><text:span text:style-name="T29">}</text:span></text:p>
            <text:p text:style-name="P13"><text:span text:style-name="T29"/></text:p>
            <text:p text:style-name="P13"><text:span text:style-name="T28">void</text:span><text:span text:style-name="T29"> setup() {</text:span></text:p>
            <text:p text:style-name="P13"><text:span text:style-name="T29"><text:s text:c="2"/></text:span><text:span text:style-name="T29">chThdCreateStatic(..., Thread1);</text:span></text:p>
            <text:p text:style-name="P13"><text:span text:style-name="T29"><text:s text:c="2"/></text:span><text:span text:style-name="T29">chThdCreateStatic(..., Thread2);</text:span></text:p>
            <text:p text:style-name="P13"><text:span text:style-name="T2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4" draw:text-style-name="P11" xml:id="id58" draw:id="id58" draw:layer="layout" svg:width="13.362cm" svg:height="13.618cm" svg:x="14.17cm" svg:y="4.95cm">
          <draw:text-box>
            <text:p text:style-name="P13"><text:span text:style-name="T10">void</text:span><text:span text:style-name="T11"> Thread1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Thread2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6"/></text:span><text:span text:style-name="T11">digitalWrite(LED_PIN, HIGH);</text:span></text:p>
            <text:p text:style-name="P13"><text:span text:style-name="T30"><text:s text:c="6"/></text:span><text:span text:style-name="T30">break;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setup () {</text:span></text:p>
            <text:p text:style-name="P13"><text:span text:style-name="T11"><text:s text:c="2"/></text:span><text:span text:style-name="T11">chThdCreateStatic(..., Thread1);</text:span></text:p>
            <text:p text:style-name="P13"><text:span text:style-name="T11"><text:s text:c="2"/></text:span><text:span text:style-name="T11">chThdCreateStatic(..., Thread2);</text:span></text:p>
            <text:p text:style-name="P13"><text:span text:style-name="T11">}</text:span></text:p>
          </draw:text-box>
        </draw:frame>
        <draw:custom-shape draw:style-name="gr14" draw:text-style-name="P2" xml:id="id63" draw:id="id63" draw:layer="layout" svg:width="11.965cm" svg:height="3.03cm" svg:x="15.24cm" svg:y="11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64" draw:id="id64" draw:layer="layout" svg:width="11.965cm" svg:height="2.56cm" svg:x="15.241cm" svg:y="6.1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1" xml:id="id57" draw:id="id57" draw:layer="layout" svg:width="13.362cm" svg:height="13.093cm" svg:x="0.443cm" svg:y="4.95cm">
          <draw:text-box>
            <text:p text:style-name="P13"><text:span text:style-name="T10">int</text:span><text:span text:style-name="T11"> state = 1;</text:span></text:p>
            <text:p text:style-name="P13"><text:span text:style-name="T10">unsigned</text:span><text:span text:style-name="T11"> </text:span><text:span text:style-name="T10">long</text:span><text:span text:style-name="T11"> old;</text:span></text:p>
            <text:p text:style-name="P13"><text:span text:style-name="T10"/></text:p>
            <text:p text:style-name="P13"><text:span text:style-name="T10">void</text:span><text:span text:style-name="T11"> setup () {</text:span></text:p>
            <text:p text:style-name="P13"><text:span text:style-name="T11"><text:s text:c="4"/></text:span><text:span text:style-name="T11">old = millis();</text:span></text:p>
            <text:p text:style-name="P13"><text:span text:style-name="T11"><text:s text:c="4"/></text:span><text:span text:style-name="T11">digitalWrite(LED_PIN, state);</text:span></text:p>
            <text:p text:style-name="P13"><text:span text:style-name="T11">}</text:span></text:p>
            <text:p text:style-name="P13"><text:span text:style-name="T10"/></text:p>
            <text:p text:style-name="P13"><text:span text:style-name="T10">void</text:span><text:span text:style-name="T11"> loop () {</text:span></text:p>
            <text:p text:style-name="P13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13"><text:span text:style-name="T11"><text:s text:c="4"/></text:span><text:span text:style-name="T10">if</text:span><text:span text:style-name="T11"> (now &gt;= old+1000) {</text:span></text:p>
            <text:p text:style-name="P13"><text:span text:style-name="T11"><text:s text:c="8"/></text:span><text:span text:style-name="T11">old = now;</text:span></text:p>
            <text:p text:style-name="P13"><text:span text:style-name="T11"><text:s text:c="8"/></text:span><text:span text:style-name="T11">state = !state;</text:span></text:p>
            <text:p text:style-name="P13"><text:span text:style-name="T11"><text:s text:c="8"/></text:span><text:span text:style-name="T11">digitalWrite(LED_PIN, state);</text:span></text:p>
            <text:p text:style-name="P13"><text:span text:style-name="T11"><text:s text:c="4"/></text:span><text:span text:style-name="T11">}</text:span></text:p>
            <text:p text:style-name="P13"><text:span text:style-name="T11"/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8"/></text:span><text:span text:style-name="T11">digitalWrite(LED_PIN, HIGH);</text:span></text:p>
            <text:p text:style-name="P13"><text:span text:style-name="T11"><text:s text:c="8"/></text:span><text:span text:style-name="T11">while(1);</text:span></text:p>
            <text:p text:style-name="P13"><text:span text:style-name="T11"><text:s text:c="4"/></text:span><text:span text:style-name="T11">}</text:span></text:p>
            <text:p text:style-name="P13"><text:span text:style-name="T11">}</text:span></text:p>
          </draw:text-box>
        </draw:frame>
        <draw:custom-shape draw:style-name="gr10" draw:text-style-name="P2" xml:id="id59" draw:id="id59" draw:layer="layout" svg:width="11.965cm" svg:height="3.745cm" svg:x="1.413cm" svg:y="10.3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60" draw:id="id60" draw:layer="layout" svg:width="11.965cm" svg:height="3.03cm" svg:x="1.414cm" svg:y="14.383cm">
          <text:p/>
          <draw:enhanced-geometry svg:viewBox="0 0 21600 21600" draw:type="rectangle" draw:enhanced-path="M 0 0 L 21600 0 21600 21600 0 21600 0 0 Z N"/>
        </draw:custom-shape>
        <draw:polyline draw:style-name="gr8" draw:text-style-name="P2" xml:id="id62" draw:id="id62" draw:layer="layout" svg:width="1.904cm" svg:height="1.904cm" svg:x="12.7cm" svg:y="13.47cm" svg:viewBox="0 0 1905 1905" draw:points="0,1905 1905,0">
          <text:p/>
        </draw:polyline>
        <draw:polyline draw:style-name="gr8" draw:text-style-name="P2" xml:id="id61" draw:id="id61" draw:layer="layout" svg:width="1.904cm" svg:height="3.174cm" svg:x="12.7cm" svg:y="8.055cm" svg:viewBox="0 0 1905 3175" draw:points="0,3175 1905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4" draw:text-style-name="P11" draw:layer="layout" svg:width="13.362cm" svg:height="13.618cm" svg:x="0.443cm" svg:y="5.08cm">
          <draw:text-box>
            <text:p text:style-name="P13"><text:span text:style-name="T10">void</text:span><text:span text:style-name="T11"> Thread1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Thread2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6"/></text:span><text:span text:style-name="T11">digitalWrite(LED_PIN, HIGH);</text:span></text:p>
            <text:p text:style-name="P13"><text:span text:style-name="T31"><text:s text:c="6"/></text:span><text:span text:style-name="T31">break;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setup () {</text:span></text:p>
            <text:p text:style-name="P13"><text:span text:style-name="T11"><text:s text:c="2"/></text:span><text:span text:style-name="T11">chThdCreateStatic(..., Thread1);</text:span></text:p>
            <text:p text:style-name="P13"><text:span text:style-name="T11"><text:s text:c="2"/></text:span><text:span text:style-name="T11">chThdCreateStatic(..., Thread2);</text:span></text:p>
            <text:p text:style-name="P13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1" xml:id="id65" draw:id="id65" draw:layer="layout" svg:width="13.362cm" svg:height="15.363cm" svg:x="14.243cm" svg:y="5.08cm">
          <draw:text-box>
            <text:p text:style-name="P13"><text:span text:style-name="T30">Thread* t1;</text:span></text:p>
            <text:p text:style-name="P13"><text:span text:style-name="T10"/></text:p>
            <text:p text:style-name="P13"><text:span text:style-name="T10">void</text:span><text:span text:style-name="T11"> Thread1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Thread2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6"/></text:span><text:span text:style-name="T11">digitalWrite(LED_PIN, HIGH);</text:span></text:p>
            <text:p text:style-name="P13"><text:span text:style-name="T11"><text:s text:c="6"/></text:span><text:span text:style-name="T30">chThdTerminate(t1);</text:span></text:p>
            <text:p text:style-name="P13"><text:span text:style-name="T11"><text:s text:c="6"/></text:span><text:span text:style-name="T30">break;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setup () {</text:span></text:p>
            <text:p text:style-name="P13"><text:span text:style-name="T11"><text:s text:c="2"/></text:span><text:span text:style-name="T30">t1 = </text:span><text:span text:style-name="T11">chThdCreateStatic(..., Thread1);</text:span></text:p>
            <text:p text:style-name="P13"><text:span text:style-name="T11"><text:s text:c="2"/></text:span><text:span text:style-name="T11">chThdCreateStatic(..., Thread2);</text:span></text:p>
            <text:p text:style-name="P13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3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0">Terminação de Threads</text:span></text:p>
                <text:list>
                  <text:list-item>
                    <text:p><text:span text:style-name="T21">Java - “</text:span><text:span text:style-name="T24">Why Are Thread.stop, Thread.suspend, Thread.resume <text:s text:c="17"/>and Runtime.runFinalizersOnExit Deprecated?”</text:span></text:p>
                  </text:list-item>
                  <text:list-item>
                    <text:p><text:span text:style-name="T21">pthreads – </text:span><text:span text:style-name="T32">man pthreads_cancel</text:span></text:p>
                  </text:list-item>
                  <text:list-item>
                    <text:p><text:span text:style-name="T21">ChibiOS - </text:span><text:span text:style-name="T24">“How to cleanly stop the OS”</text:span></text:p>
                  </text:list-item>
                </text:list>
                <text:p><text:span text:style-name="T2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1" xml:id="id66" draw:id="id66" draw:layer="layout" svg:width="13.362cm" svg:height="15.363cm" svg:x="14.243cm" svg:y="5.08cm">
          <draw:text-box>
            <text:p text:style-name="P13"><text:span text:style-name="T31">Thread* t1;</text:span></text:p>
            <text:p text:style-name="P13"><text:span text:style-name="T10"/></text:p>
            <text:p text:style-name="P13"><text:span text:style-name="T10">void</text:span><text:span text:style-name="T11"> Thread1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</text:span><text:span text:style-name="T30">!chThdShouldTerminate()</text:span><text:span text:style-name="T11">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Thread2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6"/></text:span><text:span text:style-name="T11">digitalWrite(LED_PIN, HIGH);</text:span></text:p>
            <text:p text:style-name="P13"><text:span text:style-name="T31"><text:s text:c="6"/></text:span><text:span text:style-name="T31">chThdTerminate(t1);</text:span></text:p>
            <text:p text:style-name="P13"><text:span text:style-name="T31"><text:s text:c="6"/></text:span><text:span text:style-name="T31">break;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setup () {</text:span></text:p>
            <text:p text:style-name="P13"><text:span text:style-name="T11"><text:s text:c="2"/></text:span><text:span text:style-name="T31">t1</text:span><text:span text:style-name="T11"> = chThdCreateStatic(..., Thread1);</text:span></text:p>
            <text:p text:style-name="P13"><text:span text:style-name="T11"><text:s text:c="2"/></text:span><text:span text:style-name="T11">chThdCreateStatic(..., Thread2);</text:span></text:p>
            <text:p text:style-name="P13"><text:span text:style-name="T11">}</text:span></text:p>
          </draw:text-box>
        </draw:frame>
        <draw:frame draw:style-name="gr4" draw:text-style-name="P11" draw:layer="layout" svg:width="13.362cm" svg:height="15.363cm" svg:x="0.443cm" svg:y="5.081cm">
          <draw:text-box>
            <text:p text:style-name="P13"><text:span text:style-name="T30">Thread* t1;</text:span></text:p>
            <text:p text:style-name="P13"><text:span text:style-name="T10"/></text:p>
            <text:p text:style-name="P13"><text:span text:style-name="T10">void</text:span><text:span text:style-name="T11"> Thread1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Thread2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6"/></text:span><text:span text:style-name="T11">digitalWrite(LED_PIN, HIGH);</text:span></text:p>
            <text:p text:style-name="P13"><text:span text:style-name="T11"><text:s text:c="6"/></text:span><text:span text:style-name="T30">chThdTerminate(t1);</text:span></text:p>
            <text:p text:style-name="P13"><text:span text:style-name="T11"><text:s text:c="6"/></text:span><text:span text:style-name="T30">break;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setup () {</text:span></text:p>
            <text:p text:style-name="P13"><text:span text:style-name="T11"><text:s text:c="2"/></text:span><text:span text:style-name="T30">t1</text:span><text:span text:style-name="T11"> = chThdCreateStatic(..., Thread1);</text:span></text:p>
            <text:p text:style-name="P13"><text:span text:style-name="T11"><text:s text:c="2"/></text:span><text:span text:style-name="T11">chThdCreateStatic(..., Thread2);</text:span></text:p>
            <text:p text:style-name="P13"><text:span text:style-name="T11">}</text:span></text:p>
          </draw:text-box>
        </draw:frame>
        <draw:polyline draw:style-name="gr15" draw:text-style-name="P2" xml:id="id67" draw:id="id67" draw:layer="layout" svg:width="7.619cm" svg:height="0cm" svg:x="14.405cm" svg:y="14.54cm" svg:viewBox="0 0 7620 0" draw:points="0,0 7620,0">
          <text:p/>
        </draw:polyline>
        <draw:polyline draw:style-name="gr15" draw:text-style-name="P2" xml:id="id68" draw:id="id68" draw:layer="layout" svg:width="7.619cm" svg:height="0cm" svg:x="14.405cm" svg:y="8.69cm" svg:viewBox="0 0 7620 0" draw:points="0,0 762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1" xml:id="id69" draw:id="id69" draw:layer="layout" svg:width="13.362cm" svg:height="15.922cm" svg:x="14.243cm" svg:y="3.98cm">
          <draw:text-box>
            <text:p text:style-name="P13"><text:span text:style-name="T31">Thread* t1;</text:span></text:p>
            <text:p text:style-name="P13"><text:span text:style-name="T10">void</text:span><text:span text:style-name="T11"> Thread1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</text:span><text:span text:style-name="T30">TRUE</text:span><text:span text:style-name="T11">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30"><text:s text:c="4"/></text:span><text:span text:style-name="T30">if (chThdShouldTerminate())</text:span></text:p>
            <text:p text:style-name="P13"><text:span text:style-name="T30"><text:s text:c="8"/></text:span><text:span text:style-name="T30">break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30"><text:s text:c="4"/></text:span><text:span text:style-name="T30">if (chThdShouldTerminate())</text:span></text:p>
            <text:p text:style-name="P13"><text:span text:style-name="T30"><text:s text:c="8"/></text:span><text:span text:style-name="T30">break;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0">void</text:span><text:span text:style-name="T11"> Thread2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6"/></text:span><text:span text:style-name="T11">digitalWrite(LED_PIN, HIGH);</text:span></text:p>
            <text:p text:style-name="P13"><text:span text:style-name="T31"><text:s text:c="6"/></text:span><text:span text:style-name="T31">chThdTerminate(t1);</text:span></text:p>
            <text:p text:style-name="P13"><text:span text:style-name="T31"><text:s text:c="6"/></text:span><text:span text:style-name="T31">break;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0">void</text:span><text:span text:style-name="T11"> setup () {</text:span></text:p>
            <text:p text:style-name="P13"><text:span text:style-name="T11"><text:s text:c="2"/></text:span><text:span text:style-name="T31">t1</text:span><text:span text:style-name="T11"> = chThdCreateStatic(..., Thread1);</text:span></text:p>
            <text:p text:style-name="P13"><text:span text:style-name="T11"><text:s text:c="2"/></text:span><text:span text:style-name="T11">chThdCreateStatic(..., Thread2);</text:span></text:p>
            <text:p text:style-name="P13"><text:span text:style-name="T11">}</text:span></text:p>
          </draw:text-box>
        </draw:frame>
        <draw:frame draw:style-name="gr4" draw:text-style-name="P11" draw:layer="layout" svg:width="13.362cm" svg:height="15.363cm" svg:x="0.443cm" svg:y="3.981cm">
          <draw:text-box>
            <text:p text:style-name="P13"><text:span text:style-name="T31">Thread* t1;</text:span></text:p>
            <text:p text:style-name="P13"><text:span text:style-name="T10"/></text:p>
            <text:p text:style-name="P13"><text:span text:style-name="T10">void</text:span><text:span text:style-name="T11"> Thread1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</text:span><text:span text:style-name="T30">!chThdShouldTerminate()</text:span><text:span text:style-name="T11">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Thread2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6"/></text:span><text:span text:style-name="T11">digitalWrite(LED_PIN, HIGH);</text:span></text:p>
            <text:p text:style-name="P13"><text:span text:style-name="T31"><text:s text:c="6"/></text:span><text:span text:style-name="T31">chThdTerminate(t1);</text:span></text:p>
            <text:p text:style-name="P13"><text:span text:style-name="T31"><text:s text:c="6"/></text:span><text:span text:style-name="T31">break;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setup () {</text:span></text:p>
            <text:p text:style-name="P13"><text:span text:style-name="T11"><text:s text:c="2"/></text:span><text:span text:style-name="T31">t1</text:span><text:span text:style-name="T11"> = chThdCreateStatic(..., Thread1);</text:span></text:p>
            <text:p text:style-name="P13"><text:span text:style-name="T11"><text:s text:c="2"/></text:span><text:span text:style-name="T11">chThdCreateStatic(..., Thread2);</text:span></text:p>
            <text:p text:style-name="P13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1" xml:id="id70" draw:id="id70" draw:layer="layout" svg:width="13.362cm" svg:height="15.922cm" svg:x="14.243cm" svg:y="3.98cm">
          <draw:text-box>
            <text:p text:style-name="P13"><text:span text:style-name="T30">Thread* t1;</text:span></text:p>
            <text:p text:style-name="P13"><text:span text:style-name="T10">void</text:span><text:span text:style-name="T11"> Thread1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</text:span><text:span text:style-name="T31">TRUE</text:span><text:span text:style-name="T11">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30"><text:s text:c="4"/></text:span><text:span text:style-name="T30">if (chThdShouldTerminate())</text:span></text:p>
            <text:p text:style-name="P13"><text:span text:style-name="T30"><text:s text:c="8"/></text:span><text:span text:style-name="T30">break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30"><text:s text:c="4"/></text:span><text:span text:style-name="T30">if (chThdShouldTerminate())</text:span></text:p>
            <text:p text:style-name="P13"><text:span text:style-name="T30"><text:s text:c="8"/></text:span><text:span text:style-name="T30">break;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0">void</text:span><text:span text:style-name="T11"> Thread2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6"/></text:span><text:span text:style-name="T11">digitalWrite(LED_PIN, HIGH);</text:span></text:p>
            <text:p text:style-name="P13"><text:span text:style-name="T30"><text:s text:c="6"/></text:span><text:span text:style-name="T30">chThdTerminate(t1);</text:span></text:p>
            <text:p text:style-name="P13"><text:span text:style-name="T31"><text:s text:c="6"/></text:span><text:span text:style-name="T31">break;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0">void</text:span><text:span text:style-name="T11"> setup () {</text:span></text:p>
            <text:p text:style-name="P13"><text:span text:style-name="T11"><text:s text:c="2"/></text:span><text:span text:style-name="T30">t1 = </text:span><text:span text:style-name="T11">chThdCreateStatic(..., Thread1);</text:span></text:p>
            <text:p text:style-name="P13"><text:span text:style-name="T11"><text:s text:c="2"/></text:span><text:span text:style-name="T11">chThdCreateStatic(..., Thread2);</text:span></text:p>
            <text:p text:style-name="P13"><text:span text:style-name="T11">}</text:span></text:p>
          </draw:text-box>
        </draw:frame>
        <draw:frame draw:style-name="gr4" draw:text-style-name="P11" draw:layer="layout" svg:width="13.362cm" svg:height="12.466cm" svg:x="0.608cm" svg:y="4.01cm">
          <draw:text-box>
            <text:p text:style-name="P13"><text:span text:style-name="T10">void</text:span><text:span text:style-name="T11"> Thread1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0">void</text:span><text:span text:style-name="T11"> Thread2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6"/></text:span><text:span text:style-name="T11">digitalWrite(LED_PIN, HIGH);</text:span></text:p>
            <text:p text:style-name="P13"><text:span text:style-name="T31"><text:s text:c="6"/></text:span><text:span text:style-name="T31">break;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0">void</text:span><text:span text:style-name="T11"> setup () {</text:span></text:p>
            <text:p text:style-name="P13"><text:span text:style-name="T11"><text:s text:c="2"/></text:span><text:span text:style-name="T11">chThdCreateStatic(..., Thread1);</text:span></text:p>
            <text:p text:style-name="P13"><text:span text:style-name="T11"><text:s text:c="2"/></text:span><text:span text:style-name="T11">chThdCreateStatic(..., Thread2);</text:span></text:p>
            <text:p text:style-name="P13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scalonamento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0">Como as atividades dividem o tempo de CPU</text:span></text:p>
                <text:list>
                  <text:list-item>
                    <text:p><text:span text:style-name="T20">ex., Preempção, Cooperação, Prioridade, “Batch” </text:span></text:p>
                  </text:list-item>
                </text:list>
                <text:p><text:span text:style-name="T20"/></text:p>
              </text:list-item>
            </text:list>
          </draw:text-box>
        </draw:frame>
        <draw:frame draw:style-name="gr1" draw:text-style-name="P2" xml:id="id71" draw:id="id71" draw:layer="layout" svg:width="24.13cm" svg:height="7.385cm" svg:x="1.905cm" svg:y="9.686cm">
          <draw:image xlink:href="Pictures/1000000000000412000001563E4D3F41.png" xlink:type="simple" xlink:show="embed" xlink:actuate="onLoad">
            <text:p/>
          </draw:image>
        </draw:frame>
        <draw:polyline draw:style-name="gr8" draw:text-style-name="P2" xml:id="id72" draw:id="id72" draw:layer="layout" svg:width="0.634cm" svg:height="3.809cm" svg:x="4.445cm" svg:y="11.43cm" svg:viewBox="0 0 635 3810" draw:points="0,0 635,3810">
          <text:p/>
        </draw:polyline>
        <draw:polyline draw:style-name="gr8" draw:text-style-name="P2" xml:id="id73" draw:id="id73" draw:layer="layout" svg:width="0.634cm" svg:height="2.539cm" svg:x="5.715cm" svg:y="12.7cm" svg:viewBox="0 0 635 2540" draw:points="0,0 635,2540">
          <text:p/>
        </draw:polyline>
        <draw:polyline draw:style-name="gr8" draw:text-style-name="P2" xml:id="id74" draw:id="id74" draw:layer="layout" svg:width="0.4cm" svg:height="0.634cm" svg:x="6.985cm" svg:y="14.605cm" svg:viewBox="0 0 401 635" draw:points="0,0 401,635">
          <text:p/>
        </draw:polyline>
        <draw:polyline draw:style-name="gr8" draw:text-style-name="P2" xml:id="id75" draw:id="id75" draw:layer="layout" svg:width="0.634cm" svg:height="3.809cm" svg:x="11.146cm" svg:y="11.43cm" svg:viewBox="0 0 635 3810" draw:points="0,0 635,3810">
          <text:p/>
        </draw:polyline>
        <draw:polyline draw:style-name="gr8" draw:text-style-name="P2" xml:id="id76" draw:id="id76" draw:layer="layout" svg:width="1.955cm" svg:height="2.539cm" svg:x="10.795cm" svg:y="12.7cm" svg:viewBox="0 0 1956 2540" draw:points="0,0 1956,2540">
          <text:p/>
        </draw:polyline>
        <draw:polyline draw:style-name="gr8" draw:text-style-name="P2" xml:id="id77" draw:id="id77" draw:layer="layout" svg:width="2.656cm" svg:height="1.904cm" svg:x="11.43cm" svg:y="13.335cm" svg:viewBox="0 0 2657 1905" draw:points="0,0 2657,190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1" draw:layer="layout" svg:width="13.362cm" svg:height="13.093cm" svg:x="0.443cm" svg:y="4.95cm">
          <draw:text-box>
            <text:p text:style-name="P13"><text:span text:style-name="T10">int</text:span><text:span text:style-name="T11"> state = 1;</text:span></text:p>
            <text:p text:style-name="P13"><text:span text:style-name="T10">unsigned</text:span><text:span text:style-name="T11"> </text:span><text:span text:style-name="T10">long</text:span><text:span text:style-name="T11"> old;</text:span></text:p>
            <text:p text:style-name="P13"><text:span text:style-name="T10"/></text:p>
            <text:p text:style-name="P13"><text:span text:style-name="T10">void</text:span><text:span text:style-name="T11"> setup () {</text:span></text:p>
            <text:p text:style-name="P13"><text:span text:style-name="T11"><text:s text:c="4"/></text:span><text:span text:style-name="T11">old = millis();</text:span></text:p>
            <text:p text:style-name="P13"><text:span text:style-name="T11"><text:s text:c="4"/></text:span><text:span text:style-name="T11">digitalWrite(LED_PIN, state);</text:span></text:p>
            <text:p text:style-name="P13"><text:span text:style-name="T11">}</text:span></text:p>
            <text:p text:style-name="P13"><text:span text:style-name="T10"/></text:p>
            <text:p text:style-name="P13"><text:span text:style-name="T10">void</text:span><text:span text:style-name="T11"> loop () {</text:span></text:p>
            <text:p text:style-name="P13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13"><text:span text:style-name="T11"><text:s text:c="4"/></text:span><text:span text:style-name="T10">if</text:span><text:span text:style-name="T11"> (now &gt;= old+1000) {</text:span></text:p>
            <text:p text:style-name="P13"><text:span text:style-name="T11"><text:s text:c="8"/></text:span><text:span text:style-name="T11">old = now;</text:span></text:p>
            <text:p text:style-name="P13"><text:span text:style-name="T11"><text:s text:c="8"/></text:span><text:span text:style-name="T11">state = !state;</text:span></text:p>
            <text:p text:style-name="P13"><text:span text:style-name="T11"><text:s text:c="8"/></text:span><text:span text:style-name="T11">digitalWrite(LED_PIN, state);</text:span></text:p>
            <text:p text:style-name="P13"><text:span text:style-name="T11"><text:s text:c="4"/></text:span><text:span text:style-name="T11">}</text:span></text:p>
            <text:p text:style-name="P13"><text:span text:style-name="T11"/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8"/></text:span><text:span text:style-name="T11">digitalWrite(LED_PIN, HIGH);</text:span></text:p>
            <text:p text:style-name="P13"><text:span text:style-name="T11"><text:s text:c="8"/></text:span><text:span text:style-name="T11">while(1);</text:span></text:p>
            <text:p text:style-name="P13"><text:span text:style-name="T11"><text:s text:c="4"/></text:span><text:span text:style-name="T11">}</text:span></text:p>
            <text:p text:style-name="P13"><text:span text:style-name="T11">}</text:span></text:p>
          </draw:text-box>
        </draw:frame>
        <draw:frame draw:style-name="gr4" draw:text-style-name="P11" draw:layer="layout" svg:width="13.362cm" svg:height="15.922cm" svg:x="14.243cm" svg:y="3.98cm">
          <draw:text-box>
            <text:p text:style-name="P13"><text:span text:style-name="T31">Thread* t1;</text:span></text:p>
            <text:p text:style-name="P13"><text:span text:style-name="T10">void</text:span><text:span text:style-name="T11"> Thread1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</text:span><text:span text:style-name="T31">TRUE</text:span><text:span text:style-name="T11">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31"><text:s text:c="4"/></text:span><text:span text:style-name="T31">if (chThdShouldTerminate())</text:span></text:p>
            <text:p text:style-name="P13"><text:span text:style-name="T31"><text:s text:c="8"/></text:span><text:span text:style-name="T31">break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31"><text:s text:c="4"/></text:span><text:span text:style-name="T31">if (chThdShouldTerminate())</text:span></text:p>
            <text:p text:style-name="P13"><text:span text:style-name="T31"><text:s text:c="8"/></text:span><text:span text:style-name="T31">break;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0">void</text:span><text:span text:style-name="T11"> Thread2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6"/></text:span><text:span text:style-name="T11">digitalWrite(LED_PIN, HIGH);</text:span></text:p>
            <text:p text:style-name="P13"><text:span text:style-name="T31"><text:s text:c="6"/></text:span><text:span text:style-name="T31">chThdTerminate(t1);</text:span></text:p>
            <text:p text:style-name="P13"><text:span text:style-name="T31"><text:s text:c="6"/></text:span><text:span text:style-name="T31">break;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0">void</text:span><text:span text:style-name="T11"> setup () {</text:span></text:p>
            <text:p text:style-name="P13"><text:span text:style-name="T11"><text:s text:c="2"/></text:span><text:span text:style-name="T31">t1</text:span><text:span text:style-name="T11"> = chThdCreateStatic(..., Thread1);</text:span></text:p>
            <text:p text:style-name="P13"><text:span text:style-name="T11"><text:s text:c="2"/></text:span><text:span text:style-name="T11">chThdCreateStatic(..., Thread2);</text:span></text:p>
            <text:p text:style-name="P13"><text:span text:style-name="T11">}</text:span></text:p>
          </draw:text-box>
        </draw:frame>
        <draw:custom-shape draw:style-name="gr10" draw:text-style-name="P2" draw:layer="layout" svg:width="11.965cm" svg:height="3.745cm" svg:x="1.414cm" svg:y="10.3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1.965cm" svg:height="3.03cm" svg:x="1.415cm" svg:y="14.38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1.965cm" svg:height="4.78cm" svg:x="15.242cm" svg:y="5.8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1.965cm" svg:height="3.665cm" svg:x="15.24cm" svg:y="12.7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draw:style-name="gr1" draw:text-style-name="P2" draw:layer="layout" svg:width="27.999cm" svg:height="10.031cm" svg:x="0cm" svg:y="0.329cm">
          <draw:image xlink:href="Pictures/10000000000004620000019248516AB9.png" xlink:type="simple" xlink:show="embed" xlink:actuate="onLoad">
            <text:p/>
          </draw:image>
        </draw:frame>
        <draw:frame draw:style-name="gr1" draw:text-style-name="P2" draw:layer="layout" svg:width="27.999cm" svg:height="10.005cm" svg:x="0.041cm" svg:y="10.695cm">
          <draw:image xlink:href="Pictures/100000000000046200000191CBB25B8D.png" xlink:type="simple" xlink:show="embed" xlink:actuate="onLoad">
            <text:p/>
          </draw:image>
        </draw:frame>
        <draw:frame draw:style-name="gr16" draw:text-style-name="P16" xml:id="id78" draw:id="id78" draw:layer="layout" svg:width="6.985cm" svg:height="2.511cm" svg:x="7.62cm" svg:y="1.905cm">
          <draw:text-box>
            <text:p><text:span text:style-name="T33">Síncrono / Cooperativo</text:span></text:p>
          </draw:text-box>
        </draw:frame>
        <draw:frame draw:style-name="gr16" draw:text-style-name="P16" xml:id="id79" draw:id="id79" draw:layer="layout" svg:width="6.985cm" svg:height="2.511cm" svg:x="7.62cm" svg:y="12.132cm">
          <draw:text-box>
            <text:p><text:span text:style-name="T33">Assíncrono / Preemptiv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7" xml:id="id87" draw:id="id87" draw:layer="layout" svg:width="13.362cm" svg:height="18.802cm" svg:x="14.243cm" svg:y="3.98cm">
          <draw:text-box>
            <text:p text:style-name="P13"><text:span text:style-name="T30">MUTEX_DECL(mut);</text:span></text:p>
            <text:p text:style-name="P13"><text:span text:style-name="T31">Thread* t1;</text:span></text:p>
            <text:p text:style-name="P13"><text:span text:style-name="T34">void</text:span><text:span text:style-name="T31"> Thread1 (</text:span><text:span text:style-name="T34">void</text:span><text:span text:style-name="T31">) {</text:span></text:p>
            <text:p text:style-name="P13"><text:span text:style-name="T31"><text:s text:c="2"/></text:span><text:span text:style-name="T34">while</text:span><text:span text:style-name="T31"> (TRUE) {</text:span></text:p>
            <text:p text:style-name="P13"><text:span text:style-name="T31"><text:s text:c="4"/></text:span><text:span text:style-name="T31">digitalWrite(LED_PIN, HIGH);</text:span></text:p>
            <text:p text:style-name="P13"><text:span text:style-name="T31"><text:s text:c="4"/></text:span><text:span text:style-name="T31">chThdSleepMilliseconds(1000);</text:span></text:p>
            <text:p text:style-name="P13"><text:span text:style-name="T30"><text:s text:c="4"/></text:span><text:span text:style-name="T30">chMtxLock(&amp;mut);</text:span></text:p>
            <text:p text:style-name="P13"><text:span text:style-name="T31"><text:s text:c="4"/></text:span><text:span text:style-name="T31">if (chThdShouldTerminate())</text:span></text:p>
            <text:p text:style-name="P13"><text:span text:style-name="T31"><text:s text:c="8"/></text:span><text:span text:style-name="T31">break;</text:span></text:p>
            <text:p text:style-name="P13"><text:span text:style-name="T31"><text:s text:c="4"/></text:span><text:span text:style-name="T31">digitalWrite(LED_PIN, LOW);</text:span></text:p>
            <text:p text:style-name="P13"><text:span text:style-name="T30"><text:s text:c="4"/></text:span><text:span text:style-name="T30">chMtxUnlock(&amp;mut);</text:span></text:p>
            <text:p text:style-name="P13"><text:span text:style-name="T31"><text:s text:c="4"/></text:span><text:span text:style-name="T31">chThdSleepMilliseconds(1000);</text:span></text:p>
            <text:p text:style-name="P13"><text:span text:style-name="T31"><text:s text:c="4"/></text:span><text:span text:style-name="T31">if (chThdShouldTerminate())</text:span></text:p>
            <text:p text:style-name="P13"><text:span text:style-name="T31"><text:s text:c="8"/></text:span><text:span text:style-name="T31">break;</text:span></text:p>
            <text:p text:style-name="P13"><text:span text:style-name="T31"><text:s text:c="2"/></text:span><text:span text:style-name="T31">}</text:span></text:p>
            <text:p text:style-name="P13"><text:span text:style-name="T31">}</text:span></text:p>
            <text:p text:style-name="P13"><text:span text:style-name="T34">void</text:span><text:span text:style-name="T31"> Thread2 (</text:span><text:span text:style-name="T34">void</text:span><text:span text:style-name="T31">) {</text:span></text:p>
            <text:p text:style-name="P13"><text:span text:style-name="T31"><text:s text:c="2"/></text:span><text:span text:style-name="T34">while</text:span><text:span text:style-name="T31"> (TRUE) {</text:span></text:p>
            <text:p text:style-name="P13"><text:span text:style-name="T31"><text:s text:c="4"/></text:span><text:span text:style-name="T34">int</text:span><text:span text:style-name="T31"> but = digitalRead(BUT_PIN);</text:span></text:p>
            <text:p text:style-name="P13"><text:span text:style-name="T31"><text:s text:c="4"/></text:span><text:span text:style-name="T34">if</text:span><text:span text:style-name="T31"> (but) {</text:span></text:p>
            <text:p text:style-name="P13"><text:span text:style-name="T30"><text:s text:c="6"/></text:span><text:span text:style-name="T30">chMtxLock(&amp;mut);</text:span></text:p>
            <text:p text:style-name="P13"><text:span text:style-name="T31"><text:s text:c="6"/></text:span><text:span text:style-name="T31">digitalWrite(LED_PIN, HIGH);</text:span></text:p>
            <text:p text:style-name="P13"><text:span text:style-name="T31"><text:s text:c="6"/></text:span><text:span text:style-name="T31">chThdTerminate(t1);</text:span></text:p>
            <text:p text:style-name="P13"><text:span text:style-name="T30"><text:s text:c="6"/></text:span><text:span text:style-name="T30">chMtxUnlock(&amp;mut);</text:span></text:p>
            <text:p text:style-name="P13"><text:span text:style-name="T31"><text:s text:c="6"/></text:span><text:span text:style-name="T31">break;</text:span></text:p>
            <text:p text:style-name="P13"><text:span text:style-name="T31"><text:s text:c="4"/></text:span><text:span text:style-name="T31">}</text:span></text:p>
            <text:p text:style-name="P13"><text:span text:style-name="T31"><text:s text:c="2"/></text:span><text:span text:style-name="T31">}</text:span></text:p>
            <text:p text:style-name="P13"><text:span text:style-name="T31">}</text:span></text:p>
            <text:p text:style-name="P13"><text:span text:style-name="T34">void</text:span><text:span text:style-name="T31"> setup () {</text:span></text:p>
            <text:p text:style-name="P13"><text:span text:style-name="T31"><text:s text:c="2"/></text:span><text:span text:style-name="T31">t1 = chThdCreateStatic(..., Thread1);</text:span></text:p>
            <text:p text:style-name="P13"><text:span text:style-name="T31"><text:s text:c="2"/></text:span><text:span text:style-name="T31">chThdCreateStatic(..., Thread2);</text:span></text:p>
            <text:p text:style-name="P13"><text:span text:style-name="T31">}</text:span></text:p>
          </draw:text-box>
        </draw:frame>
        <draw:frame draw:style-name="gr4" draw:text-style-name="P11" draw:layer="layout" svg:width="13.362cm" svg:height="15.922cm" svg:x="0.443cm" svg:y="3.98cm">
          <draw:text-box>
            <text:p text:style-name="P13"><text:span text:style-name="T31">Thread* t1;</text:span></text:p>
            <text:p text:style-name="P13"><text:span text:style-name="T10">void</text:span><text:span text:style-name="T11"> Thread1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</text:span><text:span text:style-name="T30">TRUE</text:span><text:span text:style-name="T11">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30"><text:s text:c="4"/></text:span><text:span text:style-name="T30">if (chThdShouldTerminate())</text:span></text:p>
            <text:p text:style-name="P13"><text:span text:style-name="T30"><text:s text:c="8"/></text:span><text:span text:style-name="T30">break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30"><text:s text:c="4"/></text:span><text:span text:style-name="T30">if (chThdShouldTerminate())</text:span></text:p>
            <text:p text:style-name="P13"><text:span text:style-name="T30"><text:s text:c="8"/></text:span><text:span text:style-name="T30">break;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0">void</text:span><text:span text:style-name="T11"> Thread2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6"/></text:span><text:span text:style-name="T11">digitalWrite(LED_PIN, HIGH);</text:span></text:p>
            <text:p text:style-name="P13"><text:span text:style-name="T31"><text:s text:c="6"/></text:span><text:span text:style-name="T31">chThdTerminate(t1);</text:span></text:p>
            <text:p text:style-name="P13"><text:span text:style-name="T31"><text:s text:c="6"/></text:span><text:span text:style-name="T31">break;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0">void</text:span><text:span text:style-name="T11"> setup () {</text:span></text:p>
            <text:p text:style-name="P13"><text:span text:style-name="T11"><text:s text:c="2"/></text:span><text:span text:style-name="T31">t1</text:span><text:span text:style-name="T11"> = chThdCreateStatic(..., Thread1);</text:span></text:p>
            <text:p text:style-name="P13"><text:span text:style-name="T11"><text:s text:c="2"/></text:span><text:span text:style-name="T11">chThdCreateStatic(..., Thread2);</text:span></text:p>
            <text:p text:style-name="P13"><text:span text:style-name="T11">}</text:span></text:p>
          </draw:text-box>
        </draw:frame>
        <draw:polyline draw:style-name="gr15" draw:text-style-name="P2" xml:id="id80" draw:id="id80" draw:layer="layout" svg:width="7.619cm" svg:height="0cm" svg:x="0.635cm" svg:y="14.605cm" svg:viewBox="0 0 7620 0" draw:points="0,0 7620,0">
          <text:p/>
        </draw:polyline>
        <draw:polyline draw:style-name="gr15" draw:text-style-name="P2" xml:id="id81" draw:id="id81" draw:layer="layout" svg:width="7.619cm" svg:height="0cm" svg:x="0.635cm" svg:y="8.155cm" svg:viewBox="0 0 7620 0" draw:points="0,0 7620,0">
          <text:p/>
        </draw:polyline>
        <draw:custom-shape draw:style-name="gr13" draw:text-style-name="P2" xml:id="id82" draw:id="id82" draw:layer="layout" svg:width="2.54cm" svg:height="1.27cm" svg:x="5.51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83" draw:id="id83" draw:layer="layout" svg:width="2.54cm" svg:height="1.27cm" svg:x="6.05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8" xml:id="id85" draw:id="id85" draw:layer="layout" svg:width="5.715cm" svg:height="2.511cm" svg:x="7.62cm" svg:y="10.197cm">
          <draw:text-box>
            <text:p text:style-name="P2"><text:span text:style-name="T33">Condição</text:span></text:p>
            <text:p text:style-name="P2"><text:span text:style-name="T33">de Corrida</text:span></text:p>
          </draw:text-box>
        </draw:frame>
        <draw:polyline draw:style-name="gr8" draw:text-style-name="P2" xml:id="id86" draw:id="id86" draw:layer="layout" svg:width="1.904cm" svg:height="1.269cm" svg:x="8.255cm" svg:y="12.7cm" svg:viewBox="0 0 1905 1270" draw:points="0,1270 1905,0">
          <text:p/>
        </draw:polyline>
        <draw:polyline draw:style-name="gr8" draw:text-style-name="P2" xml:id="id84" draw:id="id84" draw:layer="layout" svg:width="2.539cm" svg:height="1.269cm" svg:x="7.62cm" svg:y="8.89cm" svg:viewBox="0 0 2540 1270" draw:points="0,0 2540,1270">
          <text:p/>
        </draw:polyline>
        <draw:custom-shape draw:style-name="gr18" draw:text-style-name="P2" xml:id="id89" draw:id="id89" draw:layer="layout" svg:width="8.89cm" svg:height="2.975cm" svg:x="15.24cm" svg:y="7.5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88" draw:id="id88" draw:layer="layout" svg:width="8.89cm" svg:height="2.259cm" svg:x="15.24cm" svg:y="15.7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draw:style-name="gr1" draw:text-style-name="P2" draw:layer="layout" svg:width="27.999cm" svg:height="10.005cm" svg:x="0.041cm" svg:y="10.695cm">
          <draw:image xlink:href="Pictures/100000000000046200000191880A1C6E.png" xlink:type="simple" xlink:show="embed" xlink:actuate="onLoad">
            <text:p/>
          </draw:image>
        </draw:frame>
        <draw:frame draw:style-name="gr16" draw:text-style-name="P16" draw:layer="layout" svg:width="6.985cm" svg:height="3.616cm" svg:x="7.62cm" svg:y="11.832cm">
          <draw:text-box>
            <text:p><text:span text:style-name="T33">Assíncrono / Preemptivo /</text:span></text:p>
            <text:p><text:span text:style-name="T33">c/ Locks</text:span></text:p>
          </draw:text-box>
        </draw:frame>
        <draw:frame draw:style-name="gr1" draw:text-style-name="P2" draw:layer="layout" svg:width="27.999cm" svg:height="10.005cm" svg:x="0.041cm" svg:y="0.27cm">
          <draw:image xlink:href="Pictures/100000000000046200000191CBB25B8D.png" xlink:type="simple" xlink:show="embed" xlink:actuate="onLoad">
            <text:p/>
          </draw:image>
        </draw:frame>
        <draw:frame draw:style-name="gr16" draw:text-style-name="P16" draw:layer="layout" svg:width="6.985cm" svg:height="2.511cm" svg:x="7.62cm" svg:y="1.707cm">
          <draw:text-box>
            <text:p><text:span text:style-name="T33">Assíncrono / Preemptivo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9" draw:layer="layout" svg:width="13.362cm" svg:height="16.054cm" svg:x="14.243cm" svg:y="4.21cm">
          <draw:text-box>
            <text:p text:style-name="P13"><text:span text:style-name="T35">MUTEX_DECL(mut);</text:span></text:p>
            <text:p text:style-name="P13"><text:span text:style-name="T35">Thread* t1;</text:span></text:p>
            <text:p text:style-name="P13"><text:span text:style-name="T36">void</text:span><text:span text:style-name="T37"> Thread1 (</text:span><text:span text:style-name="T36">void</text:span><text:span text:style-name="T37">) {</text:span></text:p>
            <text:p text:style-name="P13"><text:span text:style-name="T37"><text:s text:c="2"/></text:span><text:span text:style-name="T36">while</text:span><text:span text:style-name="T37"> (TRUE) {</text:span></text:p>
            <text:p text:style-name="P13"><text:span text:style-name="T37"><text:s text:c="4"/></text:span><text:span text:style-name="T37">digitalWrite(LED_PIN, HIGH);</text:span></text:p>
            <text:p text:style-name="P13"><text:span text:style-name="T37"><text:s text:c="4"/></text:span><text:span text:style-name="T37">chThdSleepMilliseconds(1000);</text:span></text:p>
            <text:p text:style-name="P13"><text:span text:style-name="T35"><text:s text:c="4"/></text:span><text:span text:style-name="T35">chMtxLock(&amp;mut);</text:span></text:p>
            <text:p text:style-name="P13"><text:span text:style-name="T35"><text:s text:c="4"/></text:span><text:span text:style-name="T35">if (chThdShouldTerminate())</text:span></text:p>
            <text:p text:style-name="P13"><text:span text:style-name="T35"><text:s text:c="8"/></text:span><text:span text:style-name="T35">break;</text:span></text:p>
            <text:p text:style-name="P13"><text:span text:style-name="T37"><text:s text:c="4"/></text:span><text:span text:style-name="T37">digitalWrite(LED_PIN, LOW);</text:span></text:p>
            <text:p text:style-name="P13"><text:span text:style-name="T35"><text:s text:c="4"/></text:span><text:span text:style-name="T35">chMtxUnlock(&amp;mut);</text:span></text:p>
            <text:p text:style-name="P13"><text:span text:style-name="T37"><text:s text:c="4"/></text:span><text:span text:style-name="T37">chThdSleepMilliseconds(1000);</text:span></text:p>
            <text:p text:style-name="P13"><text:span text:style-name="T35"><text:s text:c="4"/></text:span><text:span text:style-name="T35">if (chThdShouldTerminate())</text:span></text:p>
            <text:p text:style-name="P13"><text:span text:style-name="T35"><text:s text:c="8"/></text:span><text:span text:style-name="T35">break;</text:span></text:p>
            <text:p text:style-name="P13"><text:span text:style-name="T37"><text:s text:c="2"/></text:span><text:span text:style-name="T37">}</text:span></text:p>
            <text:p text:style-name="P13"><text:span text:style-name="T37">}</text:span></text:p>
            <text:p text:style-name="P13"><text:span text:style-name="T36">void</text:span><text:span text:style-name="T37"> Thread2 (</text:span><text:span text:style-name="T36">void</text:span><text:span text:style-name="T37">) {</text:span></text:p>
            <text:p text:style-name="P13"><text:span text:style-name="T37"><text:s text:c="2"/></text:span><text:span text:style-name="T36">while</text:span><text:span text:style-name="T37"> (TRUE) {</text:span></text:p>
            <text:p text:style-name="P13"><text:span text:style-name="T37"><text:s text:c="4"/></text:span><text:span text:style-name="T36">int</text:span><text:span text:style-name="T37"> but = digitalRead(BUT_PIN);</text:span></text:p>
            <text:p text:style-name="P13"><text:span text:style-name="T37"><text:s text:c="4"/></text:span><text:span text:style-name="T36">if</text:span><text:span text:style-name="T37"> (but) {</text:span></text:p>
            <text:p text:style-name="P13"><text:span text:style-name="T35"><text:s text:c="6"/></text:span><text:span text:style-name="T35">chMtxLock(&amp;mut);</text:span></text:p>
            <text:p text:style-name="P13"><text:span text:style-name="T37"><text:s text:c="6"/></text:span><text:span text:style-name="T37">digitalWrite(LED_PIN, HIGH);</text:span></text:p>
            <text:p text:style-name="P13"><text:span text:style-name="T35"><text:s text:c="6"/></text:span><text:span text:style-name="T35">chThdTerminate(t1);</text:span></text:p>
            <text:p text:style-name="P13"><text:span text:style-name="T35"><text:s text:c="6"/></text:span><text:span text:style-name="T35">chMtxUnlock(&amp;mut);</text:span></text:p>
            <text:p text:style-name="P13"><text:span text:style-name="T37"><text:s text:c="6"/></text:span><text:span text:style-name="T37">break;</text:span></text:p>
            <text:p text:style-name="P13"><text:span text:style-name="T37"><text:s text:c="4"/></text:span><text:span text:style-name="T37">}</text:span></text:p>
            <text:p text:style-name="P13"><text:span text:style-name="T37"><text:s text:c="2"/></text:span><text:span text:style-name="T37">}</text:span></text:p>
            <text:p text:style-name="P13"><text:span text:style-name="T37">}</text:span></text:p>
            <text:p text:style-name="P13"><text:span text:style-name="T36">void</text:span><text:span text:style-name="T37"> setup () {</text:span></text:p>
            <text:p text:style-name="P13"><text:span text:style-name="T37"><text:s text:c="2"/></text:span><text:span text:style-name="T35">t1 = </text:span><text:span text:style-name="T37">chThdCreateStatic(..., Thread1);</text:span></text:p>
            <text:p text:style-name="P13"><text:span text:style-name="T37"><text:s text:c="2"/></text:span><text:span text:style-name="T37">chThdCreateStatic(..., Thread2);</text:span></text:p>
            <text:p text:style-name="P13"><text:span text:style-name="T37">}</text:span></text:p>
          </draw:text-box>
        </draw:frame>
        <draw:line draw:style-name="gr15" draw:text-style-name="P2" draw:layer="layout" svg:x1="0.635cm" svg:y1="14.605cm" svg:x2="8.255cm" svg:y2="14.605cm">
          <text:p/>
        </draw:line>
        <draw:line draw:style-name="gr15" draw:text-style-name="P2" draw:layer="layout" svg:x1="0.635cm" svg:y1="8.155cm" svg:x2="8.255cm" svg:y2="8.155cm">
          <text:p/>
        </draw:line>
        <draw:frame draw:style-name="gr4" draw:text-style-name="P20" draw:layer="layout" svg:width="13.362cm" svg:height="10.653cm" svg:x="0.608cm" svg:y="4.21cm">
          <draw:text-box>
            <text:p text:style-name="P13"><text:span text:style-name="T12">void</text:span><text:span text:style-name="T13"> Thread1 (</text:span><text:span text:style-name="T12">void</text:span><text:span text:style-name="T13">) {</text:span></text:p>
            <text:p text:style-name="P13"><text:span text:style-name="T13"><text:s text:c="2"/></text:span><text:span text:style-name="T12">while</text:span><text:span text:style-name="T13"> (TRUE) {</text:span></text:p>
            <text:p text:style-name="P13"><text:span text:style-name="T13"><text:s text:c="4"/></text:span><text:span text:style-name="T13">digitalWrite(LED_PIN, HIGH);</text:span></text:p>
            <text:p text:style-name="P13"><text:span text:style-name="T13"><text:s text:c="4"/></text:span><text:span text:style-name="T13">chThdSleepMilliseconds(1000);</text:span></text:p>
            <text:p text:style-name="P13"><text:span text:style-name="T13"><text:s text:c="4"/></text:span><text:span text:style-name="T13">digitalWrite(LED_PIN, LOW);</text:span></text:p>
            <text:p text:style-name="P13"><text:span text:style-name="T13"><text:s text:c="4"/></text:span><text:span text:style-name="T13">chThdSleepMilliseconds(1000);</text:span></text:p>
            <text:p text:style-name="P13"><text:span text:style-name="T13"><text:s text:c="2"/></text:span><text:span text:style-name="T13">}</text:span></text:p>
            <text:p text:style-name="P13"><text:span text:style-name="T13">}</text:span></text:p>
            <text:p text:style-name="P13"><text:span text:style-name="T12">void</text:span><text:span text:style-name="T13"> Thread2 (</text:span><text:span text:style-name="T12">void</text:span><text:span text:style-name="T13">) {</text:span></text:p>
            <text:p text:style-name="P13"><text:span text:style-name="T13"><text:s text:c="2"/></text:span><text:span text:style-name="T12">while</text:span><text:span text:style-name="T13"> (TRUE) {</text:span></text:p>
            <text:p text:style-name="P13"><text:span text:style-name="T13"><text:s text:c="4"/></text:span><text:span text:style-name="T12">int</text:span><text:span text:style-name="T13"> but = digitalRead(BUT_PIN);</text:span></text:p>
            <text:p text:style-name="P13"><text:span text:style-name="T13"><text:s text:c="4"/></text:span><text:span text:style-name="T12">if</text:span><text:span text:style-name="T13"> (but) {</text:span></text:p>
            <text:p text:style-name="P13"><text:span text:style-name="T13"><text:s text:c="6"/></text:span><text:span text:style-name="T13">digitalWrite(LED_PIN, HIGH);</text:span></text:p>
            <text:p text:style-name="P13"><text:span text:style-name="T37"><text:s text:c="6"/></text:span><text:span text:style-name="T37">break;</text:span></text:p>
            <text:p text:style-name="P13"><text:span text:style-name="T13"><text:s text:c="4"/></text:span><text:span text:style-name="T13">}</text:span></text:p>
            <text:p text:style-name="P13"><text:span text:style-name="T13"><text:s text:c="2"/></text:span><text:span text:style-name="T13">}</text:span></text:p>
            <text:p text:style-name="P13"><text:span text:style-name="T13">}</text:span></text:p>
            <text:p text:style-name="P13"><text:span text:style-name="T12">void</text:span><text:span text:style-name="T13"> setup () {</text:span></text:p>
            <text:p text:style-name="P13"><text:span text:style-name="T13"><text:s text:c="2"/></text:span><text:span text:style-name="T13">chThdCreateStatic(..., Thread1);</text:span></text:p>
            <text:p text:style-name="P13"><text:span text:style-name="T13"><text:s text:c="2"/></text:span><text:span text:style-name="T13">chThdCreateStatic(..., Thread2);</text:span></text:p>
            <text:p text:style-name="P13"><text:span text:style-name="T13">}</text:span></text:p>
          </draw:text-box>
        </draw:frame>
        <draw:frame draw:style-name="gr16" draw:text-style-name="P16" xml:id="id90" draw:id="id90" draw:layer="layout" svg:width="10.794cm" svg:height="2.511cm" svg:x="1.705cm" svg:y="16.447cm">
          <draw:text-box>
            <text:p><text:span text:style-name="T33">12 das 32 linhas para sincronização (37%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draw:style-name="gr4" draw:text-style-name="P11" xml:id="id94" draw:id="id94" draw:layer="layout" svg:width="13.362cm" svg:height="10.721cm" svg:x="14.17cm" svg:y="9.35cm">
          <draw:text-box>
            <text:p text:style-name="P13"><text:span text:style-name="T10">void</text:span><text:span text:style-name="T11"> Thread1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30"><text:s text:c="4"/></text:span><text:span text:style-name="T30">f(); <text:s/></text:span><text:span text:style-name="T38">// operação longa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30"><text:s text:c="4"/></text:span><text:span text:style-name="T30">f(); <text:s/></text:span><text:span text:style-name="T38">// operação longa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Thread2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6"/></text:span><text:span text:style-name="T11">digitalWrite(LED_PIN, HIGH);</text:span></text:p>
            <text:p text:style-name="P13"><text:span text:style-name="T30"><text:s text:c="6"/></text:span><text:span text:style-name="T30">stop();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</draw:text-box>
        </draw:frame>
        <draw:custom-shape draw:style-name="gr14" draw:text-style-name="P2" xml:id="id96" draw:id="id96" draw:layer="layout" svg:width="11.965cm" svg:height="3.03cm" svg:x="15.24cm" svg:y="15.8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95" draw:id="id95" draw:layer="layout" svg:width="11.965cm" svg:height="2.56cm" svg:x="15.241cm" svg:y="10.5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mplo – “Cálculo Pesado”</text:p>
          </draw:text-box>
        </draw:frame>
        <draw:frame draw:style-name="gr4" draw:text-style-name="P11" xml:id="id99" draw:id="id99" draw:layer="layout" svg:width="13.362cm" svg:height="7.385cm" svg:x="0.443cm" svg:y="9.35cm">
          <draw:text-box>
            <text:p text:style-name="P13"><text:span text:style-name="T10">void</text:span><text:span text:style-name="T11"> loop (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11"><text:s text:c="4"/></text:span><text:span text:style-name="T11">f()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11"><text:s text:c="4"/></text:span><text:span text:style-name="T11">f();</text:span></text:p>
            <text:p text:style-name="P13"><text:span text:style-name="T39"/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8"/></text:span><text:span text:style-name="T11">digitalWrite(LED_PIN, HIGH);</text:span></text:p>
            <text:p text:style-name="P13"><text:span text:style-name="T11"><text:s text:c="8"/></text:span><text:span text:style-name="T11">while(1);</text:span></text:p>
            <text:p text:style-name="P13"><text:span text:style-name="T11"><text:s text:c="4"/></text:span><text:span text:style-name="T11">}</text:span></text:p>
            <text:p text:style-name="P13"><text:span text:style-name="T11">}</text:span></text:p>
          </draw:text-box>
        </draw:frame>
        <draw:custom-shape draw:style-name="gr10" draw:text-style-name="P2" xml:id="id100" draw:id="id100" draw:layer="layout" svg:width="11.965cm" svg:height="2.327cm" svg:x="1.413cm" svg:y="10.1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101" draw:id="id101" draw:layer="layout" svg:width="11.965cm" svg:height="3.03cm" svg:x="1.414cm" svg:y="12.983cm">
          <text:p/>
          <draw:enhanced-geometry svg:viewBox="0 0 21600 21600" draw:type="rectangle" draw:enhanced-path="M 0 0 L 21600 0 21600 21600 0 21600 0 0 Z N"/>
        </draw:custom-shape>
        <draw:polyline draw:style-name="gr8" draw:text-style-name="P2" xml:id="id97" draw:id="id97" draw:layer="layout" svg:width="2.539cm" svg:height="2.539cm" svg:x="12.7cm" svg:y="14.87cm" svg:viewBox="0 0 2540 2540" draw:points="2540,2540 0,0">
          <text:p/>
        </draw:polyline>
        <draw:polyline draw:style-name="gr8" draw:text-style-name="P2" xml:id="id98" draw:id="id98" draw:layer="layout" svg:width="3.174cm" svg:height="0.634cm" svg:x="12.065cm" svg:y="11.26cm" svg:viewBox="0 0 3175 635" draw:points="3175,635 0,0">
          <text:p/>
        </draw:polyline>
        <draw:frame presentation:style-name="pr4" draw:text-style-name="P5" draw:layer="layout" svg:width="25.159cm" svg:height="13.859cm" svg:x="1.512cm" svg:y="4.317cm" presentation:class="outline" presentation:user-transformed="true">
          <draw:text-box>
            <text:list text:style-name="L2">
              <text:list-item>
                <text:p xml:id="id91" text:id="id91"><text:span text:style-name="T18">ordenação, criptografia, compressão, codificação/conversão</text:span></text:p>
              </text:list-item>
              <text:list-item>
                <text:p xml:id="id92" text:id="id92"><text:span text:style-name="T14">Piscar o LED a cada </text:span><text:span text:style-name="T40">1 segundo</text:span><text:span text:style-name="T14"> término de uma operação longa</text:span></text:p>
              </text:list-item>
              <text:list-item>
                <text:p xml:id="id93" text:id="id93"><text:span text:style-name="T14">Parar ao pressionar o botão, mantendo o LED aceso para semp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draw:style-name="gr4" draw:text-style-name="P11" xml:id="id109" draw:id="id109" draw:layer="layout" svg:width="13.362cm" svg:height="7.385cm" svg:x="14.27cm" svg:y="13.03cm">
          <draw:text-box>
            <text:p text:style-name="P13"><text:span text:style-name="T11">// XTEA</text:span></text:p>
            <text:p text:style-name="P13"><text:span text:style-name="T11"/></text:p>
            <text:p text:style-name="P13"><text:span text:style-name="T10">void</text:span><text:span text:style-name="T11"> encipher (...) {</text:span></text:p>
            <text:p text:style-name="P13"><text:span text:style-name="T11"><text:s text:c="4"/></text:span><text:span text:style-name="T11">&lt;...&gt;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decipher (...) {</text:span></text:p>
            <text:p text:style-name="P13"><text:span text:style-name="T11"><text:s text:c="4"/></text:span><text:span text:style-name="T11">&lt;...&gt;</text:span></text:p>
            <text:p text:style-name="P13"><text:span text:style-name="T11">}</text:span></text:p>
          </draw:text-box>
        </draw:frame>
        <draw:frame presentation:style-name="pr4" draw:text-style-name="P5" draw:layer="layout" svg:width="25.159cm" svg:height="13.859cm" svg:x="1.512cm" svg:y="4.417cm" presentation:class="outline" presentation:user-transformed="true">
          <draw:text-box>
            <text:list text:style-name="L2">
              <text:list-item>
                <text:p xml:id="id102" text:id="id102"><text:span text:style-name="T14">Criptografia XTEA</text:span></text:p>
                <text:list>
                  <text:list-item>
                    <text:p xml:id="id103" text:id="id103"><text:span text:style-name="T41">https://en.wikipedia.org/wiki/XTEA</text:span></text:p>
                  </text:list-item>
                </text:list>
              </text:list-item>
              <text:list-item>
                <text:p xml:id="id104" text:id="id104"><text:span text:style-name="T14">Criptografar / Descriptografar uma string</text:span></text:p>
              </text:list-item>
              <text:list-item>
                <text:p xml:id="id105" text:id="id105"><text:span text:style-name="T14">Calcular o tempo de execução das operações:</text:span></text:p>
                <text:list>
                  <text:list-item>
                    <text:p xml:id="id106" text:id="id106"><text:span text:style-name="T15">Medir o tempo de resposta para 10 execuções</text:span></text:p>
                  </text:list-item>
                </text:list>
              </text:list-item>
              <text:list-item>
                <text:p xml:id="id107" text:id="id107"><text:span text:style-name="T14">Variar o tamanho da string e avaliar a “responsividade”</text:span></text:p>
              </text:list-item>
            </text:list>
          </draw:text-box>
        </draw:frame>
        <draw:frame draw:style-name="gr4" draw:text-style-name="P11" xml:id="id108" draw:id="id108" draw:layer="layout" svg:width="13.362cm" svg:height="7.385cm" svg:x="0.4cm" svg:y="13.03cm">
          <draw:text-box>
            <text:p text:style-name="P13"><text:span text:style-name="T10">void</text:span><text:span text:style-name="T11"> loop (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30"><text:s text:c="4"/></text:span><text:span text:style-name="T30">encipher(...)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30"><text:s text:c="4"/></text:span><text:span text:style-name="T30">decipher(...);</text:span></text:p>
            <text:p text:style-name="P13"><text:span text:style-name="T42"/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8"/></text:span><text:span text:style-name="T11">digitalWrite(LED_PIN, HIGH);</text:span></text:p>
            <text:p text:style-name="P13"><text:span text:style-name="T11"><text:s text:c="8"/></text:span><text:span text:style-name="T11">while(1);</text:span></text:p>
            <text:p text:style-name="P13"><text:span text:style-name="T11"><text:s text:c="4"/></text:span><text:span text:style-name="T11">}</text:span></text:p>
            <text:p text:style-name="P13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4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10" text:id="id110"><text:span text:style-name="T20">Usar Serial para debug/output</text:span></text:p>
                <text:list>
                  <text:list-item>
                    <text:p xml:id="id111" text:id="id111"><text:span text:style-name="T21">Remover output na hora de medir!</text:span></text:p>
                  </text:list-item>
                </text:list>
              </text:list-item>
              <text:list-item>
                <text:p xml:id="id112" text:id="id112"><text:span text:style-name="T20">Exemplo: </text:span><text:span text:style-name="T23">03_calc.ino</text:span></text:p>
              </text:list-item>
            </text:list>
          </draw:text-box>
        </draw:frame>
        <draw:frame draw:style-name="gr4" draw:text-style-name="P11" xml:id="id113" draw:id="id113" draw:layer="layout" svg:width="24.13cm" svg:height="7.807cm" svg:x="1.878cm" svg:y="10.213cm">
          <draw:text-box>
            <text:p text:style-name="P13"><text:span text:style-name="T10">void</text:span><text:span text:style-name="T11"> setup () {</text:span></text:p>
            <text:p text:style-name="P13"><text:span text:style-name="T11"><text:s text:c="4"/></text:span><text:span text:style-name="T11">Serial.begin(9600);</text:span></text:p>
            <text:p text:style-name="P13"><text:span text:style-name="T11">}</text:span></text:p>
            <text:p text:style-name="P13"><text:span text:style-name="T10">void</text:span><text:span text:style-name="T11"> loop () {</text:span></text:p>
            <text:p text:style-name="P13"><text:span text:style-name="T11"><text:s text:c="4"/></text:span><text:span text:style-name="T10">unsigned</text:span><text:span text:style-name="T11"> </text:span><text:span text:style-name="T10">long</text:span><text:span text:style-name="T11"> t1 = millis();</text:span></text:p>
            <text:p text:style-name="P13"><text:span text:style-name="T11"><text:s text:c="4"/></text:span><text:span text:style-name="T11">Serial.print(&lt;v&gt;); <text:s text:c="3"/></text:span><text:span text:style-name="T43">// antes</text:span></text:p>
            <text:p text:style-name="P13"><text:span text:style-name="T30"><text:s text:c="4"/></text:span><text:span text:style-name="T30">encipher(&lt;v&gt;);</text:span></text:p>
            <text:p text:style-name="P13"><text:span text:style-name="T11"><text:s text:c="4"/></text:span><text:span text:style-name="T11">Serial.print(&lt;v&gt;); <text:s text:c="3"/></text:span><text:span text:style-name="T43">// durante</text:span></text:p>
            <text:p text:style-name="P13"><text:span text:style-name="T30"><text:s text:c="4"/></text:span><text:span text:style-name="T30">decipher(&lt;v&gt;);</text:span></text:p>
            <text:p text:style-name="P13"><text:span text:style-name="T11"><text:s text:c="4"/></text:span><text:span text:style-name="T11">Serial.print(&lt;v&gt;); <text:s text:c="3"/></text:span><text:span text:style-name="T43">// depois</text:span></text:p>
            <text:p text:style-name="P13"><text:span text:style-name="T11"><text:s text:c="4"/></text:span><text:span text:style-name="T10">unsigned</text:span><text:span text:style-name="T11"> </text:span><text:span text:style-name="T10">long</text:span><text:span text:style-name="T11"> t2 = millis();</text:span></text:p>
            <text:p text:style-name="P13"><text:span text:style-name="T11"><text:s text:c="4"/></text:span><text:span text:style-name="T11">Serial.print(t2-t1); <text:s/></text:span><text:span text:style-name="T43">// total</text:span></text:p>
            <text:p text:style-name="P13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draw:style-name="gr4" draw:text-style-name="P20" draw:layer="layout" svg:width="24.13cm" svg:height="20.964cm" svg:x="1.199cm" svg:y="0.049cm">
          <draw:text-box>
            <text:p text:style-name="P13"><text:span text:style-name="T13">#include "xtea.c"</text:span></text:p>
            <text:p text:style-name="P13"><text:span text:style-name="T13"/></text:p>
            <text:p text:style-name="P13"><text:span text:style-name="T13">#define LED 13</text:span></text:p>
            <text:p text:style-name="P13"><text:span text:style-name="T13"/></text:p>
            <text:p text:style-name="P13"><text:span text:style-name="T12">void </text:span><text:span text:style-name="T13">setup () {</text:span></text:p>
            <text:p text:style-name="P13"><text:span text:style-name="T13"><text:s text:c="4"/></text:span><text:span text:style-name="T13">pinMode(LED, OUTPUT);</text:span></text:p>
            <text:p text:style-name="P13"><text:span text:style-name="T13"><text:s text:c="4"/></text:span><text:span text:style-name="T13">Serial.begin(9600);</text:span></text:p>
            <text:p text:style-name="P13"><text:span text:style-name="T13">}</text:span></text:p>
            <text:p text:style-name="P13"><text:span text:style-name="T13"><text:s/></text:span></text:p>
            <text:p text:style-name="P13"><text:span text:style-name="T12">int</text:span><text:span text:style-name="T13"> led = 0;</text:span></text:p>
            <text:p text:style-name="P13"><text:span text:style-name="T13"/></text:p>
            <text:p text:style-name="P13"><text:span text:style-name="T12">uint32_t</text:span><text:span text:style-name="T13"> key[] = { 1, 2, 3, 4 };</text:span></text:p>
            <text:p text:style-name="P13"><text:span text:style-name="T12">uint32_t</text:span><text:span text:style-name="T13"> v[] <text:s text:c="2"/>= { 10, 20 };</text:span></text:p>
            <text:p text:style-name="P13"><text:span text:style-name="T13"/></text:p>
            <text:p text:style-name="P13"><text:span text:style-name="T12">void</text:span><text:span text:style-name="T13"> loop () {</text:span></text:p>
            <text:p text:style-name="P13"><text:span text:style-name="T13"><text:s text:c="4"/></text:span><text:span text:style-name="T13">led = !led;</text:span></text:p>
            <text:p text:style-name="P13"><text:span text:style-name="T13"><text:s text:c="4"/></text:span><text:span text:style-name="T13">digitalWrite(LED, led);</text:span></text:p>
            <text:p text:style-name="P13"><text:span text:style-name="T13"/></text:p>
            <text:p text:style-name="P13"><text:span text:style-name="T13"><text:s text:c="4"/></text:span><text:span text:style-name="T12">unsigned long</text:span><text:span text:style-name="T13"> t1 = millis();</text:span></text:p>
            <text:p text:style-name="P13"><text:span text:style-name="T13"/></text:p>
            <text:p text:style-name="P13"><text:span text:style-name="T13"><text:s text:c="4"/></text:span><text:span text:style-name="T13">Serial.print("antes: ");</text:span></text:p>
            <text:p text:style-name="P13"><text:span text:style-name="T13"><text:s text:c="8"/></text:span><text:span text:style-name="T13">Serial.print(v[0]);</text:span></text:p>
            <text:p text:style-name="P13"><text:span text:style-name="T13"><text:s text:c="8"/></text:span><text:span text:style-name="T13">Serial.print(" ");</text:span></text:p>
            <text:p text:style-name="P13"><text:span text:style-name="T13"><text:s text:c="8"/></text:span><text:span text:style-name="T13">Serial.println(v[1]);</text:span></text:p>
            <text:p text:style-name="P13"><text:span text:style-name="T13"/></text:p>
            <text:p text:style-name="P13"><text:span text:style-name="T35"><text:s text:c="4"/></text:span><text:span text:style-name="T35">encipher(32, v, key);</text:span></text:p>
            <text:p text:style-name="P13"><text:span text:style-name="T13"/></text:p>
            <text:p text:style-name="P13"><text:span text:style-name="T13"><text:s text:c="4"/></text:span><text:span text:style-name="T13">Serial.print("durante: ");</text:span></text:p>
            <text:p text:style-name="P13"><text:span text:style-name="T13"><text:s text:c="8"/></text:span><text:span text:style-name="T13">Serial.print(v[0]);</text:span></text:p>
            <text:p text:style-name="P13"><text:span text:style-name="T13"><text:s text:c="8"/></text:span><text:span text:style-name="T13">Serial.print(" ");</text:span></text:p>
            <text:p text:style-name="P13"><text:span text:style-name="T13"><text:s text:c="8"/></text:span><text:span text:style-name="T13">Serial.println(v[1]);</text:span></text:p>
            <text:p text:style-name="P13"><text:span text:style-name="T13"/></text:p>
            <text:p text:style-name="P13"><text:span text:style-name="T35"><text:s text:c="4"/></text:span><text:span text:style-name="T35">decipher(32, v, key);</text:span></text:p>
            <text:p text:style-name="P13"><text:span text:style-name="T13"/></text:p>
            <text:p text:style-name="P13"><text:span text:style-name="T13"><text:s text:c="4"/></text:span><text:span text:style-name="T13">Serial.print("depois: ");</text:span></text:p>
            <text:p text:style-name="P13"><text:span text:style-name="T13"><text:s text:c="8"/></text:span><text:span text:style-name="T13">Serial.print(v[0]);</text:span></text:p>
            <text:p text:style-name="P13"><text:span text:style-name="T13"><text:s text:c="8"/></text:span><text:span text:style-name="T13">Serial.print(" ");</text:span></text:p>
            <text:p text:style-name="P13"><text:span text:style-name="T13"><text:s text:c="8"/></text:span><text:span text:style-name="T13">Serial.println(v[1]);</text:span></text:p>
            <text:p text:style-name="P13"><text:span text:style-name="T13"/></text:p>
            <text:p text:style-name="P13"><text:span text:style-name="T13"><text:s text:c="4"/></text:span><text:span text:style-name="T12">unsigned long</text:span><text:span text:style-name="T13"> t2 = millis();</text:span></text:p>
            <text:p text:style-name="P13"><text:span text:style-name="T13"><text:s text:c="4"/></text:span><text:span text:style-name="T13">Serial.println(t2-t1);</text:span></text:p>
            <text:p text:style-name="P13"><text:span text:style-name="T13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4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14" text:id="id114"><text:span text:style-name="T20">O que fazer se a execução demora demais?</text:span></text:p>
                <text:list>
                  <text:list-item>
                    <text:p xml:id="id115" text:id="id115"><text:span text:style-name="T21">sistema não mais reativo</text:span></text:p>
                  </text:list-item>
                </text:list>
                <text:p><text:span text:style-name="T20"/></text:p>
              </text:list-item>
              <text:list-item>
                <text:p xml:id="id116" text:id="id116"><text:span text:style-name="T20">Inversão de controle</text:span></text:p>
                <text:list>
                  <text:list-item>
                    <text:p xml:id="id117" text:id="id117"><text:span text:style-name="T21">re-implementar o algoritmo!</text:span></text:p>
                  </text:list-item>
                </text:list>
                <text:p><text:span text:style-name="T20"/></text:p>
              </text:list-item>
              <text:list-item>
                <text:p xml:id="id118" text:id="id118"><text:span text:style-name="T20">Usar </text:span><text:span text:style-name="T23">threads</text:span></text:p>
                <text:list>
                  <text:list-item>
                    <text:p xml:id="id119" text:id="id119"><text:span text:style-name="T44">Praticamente não há concor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nalogia com Video Games</text:p>
          </draw:text-box>
        </draw:frame>
        <draw:frame presentation:style-name="pr4" draw:text-style-name="P5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 xml:id="id120" text:id="id120"><text:span text:style-name="T23">colisão, path finding, animações, renderização, etc.</text:span></text:p>
              </text:list-item>
              <text:list-item>
                <text:p xml:id="id121" text:id="id121"><text:span text:style-name="T20">FPS: frames por segundo</text:span></text:p>
              </text:list-item>
            </text:list>
          </draw:text-box>
        </draw:frame>
        <draw:frame draw:style-name="gr4" draw:text-style-name="P21" xml:id="id122" draw:id="id122" draw:layer="layout" svg:width="19.947cm" svg:height="7.669cm" svg:x="3.278cm" svg:y="9.413cm">
          <draw:text-box>
            <text:p text:style-name="P13"><text:span text:style-name="T45">void</text:span><text:span text:style-name="T46"> loop () {</text:span></text:p>
            <text:p text:style-name="P13"><text:span text:style-name="T46"><text:s text:c="4"/></text:span><text:span text:style-name="T46">INPUT();</text:span></text:p>
            <text:p text:style-name="P13"><text:span text:style-name="T46"><text:s text:c="4"/></text:span><text:span text:style-name="T46">ia();</text:span></text:p>
            <text:p text:style-name="P13"><text:span text:style-name="T46"><text:s text:c="4"/></text:span><text:span text:style-name="T46">colisao();</text:span></text:p>
            <text:p text:style-name="P13"><text:span text:style-name="T46"><text:s text:c="4"/></text:span><text:span text:style-name="T46">renderizacao();</text:span></text:p>
            <text:p text:style-name="P13"><text:span text:style-name="T46"><text:s text:c="4"/></text:span><text:span text:style-name="T46">OUTPUT();</text:span></text:p>
            <text:p text:style-name="P13"><text:span text:style-name="T46">}</text:span></text:p>
            <text:p text:style-name="P13"><text:span text:style-name="T46">// FPS: quantas vezes o “loop”</text:span></text:p>
            <text:p text:style-name="P13"><text:span text:style-name="T46">// <text:s text:c="5"/>executa a cada segun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4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o (determinismo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Modelo Síncron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dependente</text:p>
                <text:list>
                  <text:list-item>
                    <text:p>Loop do Arduino</text:p>
                  </text:list-item>
                </text:list>
              </text:list-item>
            </text:list>
          </draw:text-box>
        </draw:frame>
        <draw:frame draw:style-name="gr4" draw:text-style-name="P11" xml:id="id125" draw:id="id125" draw:layer="layout" svg:width="24.13cm" svg:height="11.907cm" svg:x="1.879cm" svg:y="8.613cm">
          <draw:text-box>
            <text:p text:style-name="P13"><text:span text:style-name="T10">int</text:span><text:span text:style-name="T11"> state = 1;</text:span></text:p>
            <text:p text:style-name="P13"><text:span text:style-name="T10">unsigned</text:span><text:span text:style-name="T11"> </text:span><text:span text:style-name="T10">long</text:span><text:span text:style-name="T11"> old;</text:span></text:p>
            <text:p text:style-name="P13"><text:span text:style-name="T10">void</text:span><text:span text:style-name="T11"> setup () {</text:span></text:p>
            <text:p text:style-name="P13"><text:span text:style-name="T11"><text:s text:c="4"/></text:span><text:span text:style-name="T11">old = millis();</text:span></text:p>
            <text:p text:style-name="P13"><text:span text:style-name="T11"><text:s text:c="4"/></text:span><text:span text:style-name="T11">digitalWrite(LED_PIN, state);</text:span></text:p>
            <text:p text:style-name="P13"><text:span text:style-name="T11">}</text:span></text:p>
            <text:p text:style-name="P13"><text:span text:style-name="T10">void</text:span><text:span text:style-name="T11"> loop () {</text:span></text:p>
            <text:p text:style-name="P13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13"><text:span text:style-name="T11"><text:s text:c="4"/></text:span><text:span text:style-name="T10">if</text:span><text:span text:style-name="T11"> (now &gt;= old+1000) {</text:span></text:p>
            <text:p text:style-name="P13"><text:span text:style-name="T11"><text:s text:c="8"/></text:span><text:span text:style-name="T11">old = now;</text:span></text:p>
            <text:p text:style-name="P13"><text:span text:style-name="T11"><text:s text:c="8"/></text:span><text:span text:style-name="T11">state = !state;</text:span></text:p>
            <text:p text:style-name="P13"><text:span text:style-name="T11"><text:s text:c="8"/></text:span><text:span text:style-name="T11">digitalWrite(LED_PIN, state);</text:span></text:p>
            <text:p text:style-name="P13"><text:span text:style-name="T11"><text:s text:c="4"/></text:span><text:span text:style-name="T11">}</text:span></text:p>
            <text:p text:style-name="P13"><text:span text:style-name="T11"/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8"/></text:span><text:span text:style-name="T11">digitalWrite(LED_PIN, HIGH);</text:span></text:p>
            <text:p text:style-name="P13"><text:span text:style-name="T11"><text:s text:c="8"/></text:span><text:span text:style-name="T11">while(1);</text:span></text:p>
            <text:p text:style-name="P13"><text:span text:style-name="T11"><text:s text:c="4"/></text:span><text:span text:style-name="T11">}</text:span></text:p>
            <text:p text:style-name="P13"><text:span text:style-name="T11">}</text:span></text:p>
          </draw:text-box>
        </draw:frame>
        <draw:custom-shape draw:style-name="gr10" draw:text-style-name="P2" xml:id="id126" draw:id="id126" draw:layer="layout" svg:width="11.965cm" svg:height="3.745cm" svg:x="3.049cm" svg:y="12.7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27" draw:id="id127" draw:layer="layout" svg:width="11.965cm" svg:height="3.03cm" svg:x="3.05cm" svg:y="16.8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123" draw:id="id123" draw:layer="layout" svg:width="9.525cm" svg:height="4.38cm" svg:x="17.119cm" svg:y="9.956cm">
          <text:p text:style-name="P13"><text:span text:style-name="T12">void</text:span><text:span text:style-name="T13"> loop () {</text:span></text:p>
          <text:p text:style-name="P13"><text:span text:style-name="T13"><text:s text:c="3"/></text:span><text:span text:style-name="T12">unsigned long</text:span><text:span text:style-name="T13"> now = millis();</text:span></text:p>
          <text:p text:style-name="P13"><text:span text:style-name="T13"><text:s text:c="3"/></text:span><text:span text:style-name="T12">if</text:span><text:span text:style-name="T13"> (now &gt;= old+1000) {</text:span></text:p>
          <text:p text:style-name="P13"><text:span text:style-name="T13"><text:s text:c="6"/></text:span><text:span text:style-name="T13">old = now;</text:span></text:p>
          <text:p text:style-name="P13"><text:span text:style-name="T13"><text:s text:c="6"/></text:span><text:span text:style-name="T13">state = !state;</text:span></text:p>
          <text:p text:style-name="P13"><text:span text:style-name="T13"><text:s text:c="6"/></text:span><text:span text:style-name="T13">digitalWrite(LED_PIN, state);</text:span></text:p>
          <text:p text:style-name="P13"><text:span text:style-name="T13"><text:s text:c="3"/></text:span><text:span text:style-name="T13">}</text:span></text:p>
          <text:p text:style-name="P13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24" draw:id="id124" draw:layer="layout" svg:width="9.525cm" svg:height="3.845cm" svg:x="17.119cm" svg:y="14.606cm">
          <text:p text:style-name="P13"><text:span text:style-name="T12">void</text:span><text:span text:style-name="T13"> loop () {</text:span></text:p>
          <text:p text:style-name="P13"><text:span text:style-name="T13"><text:s text:c="3"/></text:span><text:span text:style-name="T12">int</text:span><text:span text:style-name="T13"> but = digitalRead(BUT_PIN);</text:span></text:p>
          <text:p text:style-name="P13"><text:span text:style-name="T13"><text:s text:c="3"/></text:span><text:span text:style-name="T12">if</text:span><text:span text:style-name="T13"> (but) {</text:span></text:p>
          <text:p text:style-name="P13"><text:span text:style-name="T13"><text:s text:c="6"/></text:span><text:span text:style-name="T13">digitalWrite(LED_PIN, HIGH);</text:span></text:p>
          <text:p text:style-name="P13"><text:span text:style-name="T12"><text:s text:c="6"/></text:span><text:span text:style-name="T12">exit();</text:span></text:p>
          <text:p text:style-name="P13"><text:span text:style-name="T13"><text:s text:c="3"/></text:span><text:span text:style-name="T13">}</text:span></text:p>
          <text:p text:style-name="P13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8" draw:text-style-name="P2" xml:id="id128" draw:id="id128" draw:layer="layout" svg:width="3.809cm" svg:height="2.539cm" svg:x="13.905cm" svg:y="12.065cm" svg:viewBox="0 0 3810 2540" draw:points="3810,0 0,2540">
          <text:p/>
        </draw:polyline>
        <draw:polyline draw:style-name="gr8" draw:text-style-name="P2" xml:id="id129" draw:id="id129" draw:layer="layout" svg:width="3.174cm" svg:height="1.904cm" svg:x="14.305cm" svg:y="16.475cm" svg:viewBox="0 0 3175 1905" draw:points="3175,0 0,1905">
          <text:p/>
        </draw:polyline>
        <draw:frame draw:style-name="gr16" draw:text-style-name="P16" xml:id="id130" draw:id="id130" draw:layer="layout" svg:width="9.525cm" svg:height="4.721cm" svg:x="16.21cm" svg:y="4.351cm">
          <draw:text-box>
            <text:p><text:span text:style-name="T33">Iteração do Loop:</text:span></text:p>
            <text:p><text:span text:style-name="T33">- instante</text:span></text:p>
            <text:p><text:span text:style-name="T33">- tick</text:span></text:p>
            <text:p><text:span text:style-name="T33">- tempo lógic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7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Modelo Síncrono</text:p>
          </draw:text-box>
        </draw:frame>
        <draw:frame presentation:style-name="pr4" draw:layer="layout" svg:width="25.199cm" svg:height="14.672cm" svg:x="1.4cm" svg:y="4.914cm" presentation:class="outline" presentation:user-transformed="true">
          <draw:text-box>
            <text:list text:style-name="L2">
              <text:list-item>
                <text:p xml:id="id131" text:id="id131"><text:span text:style-name="T14">Durante uma unidade de tempo lógico, o ambiente está invariante e não interrompe o programa</text:span></text:p>
              </text:list-item>
              <text:list-item>
                <text:p xml:id="id132" text:id="id132"><text:span text:style-name="T14">Implementação:</text:span></text:p>
                <text:list>
                  <text:list-item>
                    <text:p xml:id="id133" text:id="id133"><text:span text:style-name="T26">Sampling</text:span><text:span text:style-name="T15">: Arduino Loop*</text:span></text:p>
                  </text:list-item>
                  <text:list-item>
                    <text:p xml:id="id134" text:id="id134"><text:span text:style-name="T26">Event-driven</text:span><text:span text:style-name="T15">: Padrão </text:span><text:span text:style-name="T26">Observer</text:span></text:p>
                  </text:list-item>
                </text:list>
                <text:p><text:span text:style-name="T47"/></text:p>
                <text:p><text:span text:style-name="T18"/></text:p>
                <text:p><text:span text:style-name="T18"/></text:p>
              </text:list-item>
              <text:list-item>
                <text:p xml:id="id137" text:id="id137"><text:span text:style-name="T48">Hipótese de sincronismo:</text:span><text:span text:style-name="T49"> “</text:span><text:span text:style-name="T24">Reações executam infinitamente mais <text:s text:c="56"/>rápido do que a taxa de eventos.”</text:span></text:p>
              </text:list-item>
            </text:list>
          </draw:text-box>
        </draw:frame>
        <draw:frame draw:style-name="gr19" draw:text-style-name="P21" xml:id="id135" draw:id="id135" draw:layer="layout" svg:width="9.821cm" svg:height="3.579cm" svg:x="2.879cm" svg:y="12.114cm">
          <draw:text-box>
            <text:p text:style-name="P13"><text:span text:style-name="T45">foreach </text:span><text:span text:style-name="T46">TICK </text:span><text:span text:style-name="T45">do</text:span></text:p>
            <text:p text:style-name="P13"><text:span text:style-name="T46"><text:s text:c="3"/></text:span><text:span text:style-name="T46">read_inputs();</text:span></text:p>
            <text:p text:style-name="P13"><text:span text:style-name="T46"><text:s text:c="3"/></text:span><text:span text:style-name="T46">react();</text:span></text:p>
            <text:p text:style-name="P13"><text:span text:style-name="T45">end</text:span></text:p>
          </draw:text-box>
        </draw:frame>
        <draw:frame draw:style-name="gr20" draw:text-style-name="P21" xml:id="id136" draw:id="id136" draw:layer="layout" svg:width="11.726cm" svg:height="2.94cm" svg:x="13.944cm" svg:y="12.4cm">
          <draw:text-box>
            <text:p text:style-name="P13"><text:span text:style-name="T45">wait </text:span><text:span text:style-name="T46">ANY_EVENT_CHANGE </text:span><text:span text:style-name="T45">do</text:span></text:p>
            <text:p text:style-name="P13"><text:span text:style-name="T46"><text:s text:c="3"/></text:span><text:span text:style-name="T46">react();</text:span></text:p>
            <text:p text:style-name="P13"><text:span text:style-name="T4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8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Padrão Observe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8" text:id="id138"><text:span text:style-name="T20">“</text:span><text:span text:style-name="T20">Hollywood principle: don't call us, we'll call you.”</text:span></text:p>
              </text:list-item>
              <text:list-item>
                <text:p xml:id="id139" text:id="id139"><text:span text:style-name="T20">Ocorrência de um evento executa uma “callback” no código</text:span></text:p>
                <text:list>
                  <text:list-item>
                    <text:p xml:id="id140" text:id="id140"><text:span text:style-name="T20">Botão =&gt; button_changed()</text:span></text:p>
                  </text:list-item>
                  <text:list-item>
                    <text:p xml:id="id141" text:id="id141"><text:span text:style-name="T20">Timer =&gt; timer_expired()</text:span></text:p>
                  </text:list-item>
                  <text:list-item>
                    <text:p xml:id="id142" text:id="id142"><text:span text:style-name="T20">Rede <text:s/>=&gt; packet_received(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9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llo World: input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Fazer o LED acompanhar o estado do botão</text:span></text:p>
              </text:list-item>
            </text:list>
          </draw:text-box>
        </draw:frame>
        <draw:frame draw:style-name="gr4" draw:text-style-name="P7" draw:layer="layout" svg:width="12.7cm" svg:height="8.174cm" svg:x="1.005cm" svg:y="7.611cm">
          <draw:text-box>
            <text:p text:style-name="P13"><text:span text:style-name="T7">#define LED_PIN 13</text:span></text:p>
            <text:p text:style-name="P13"><text:span text:style-name="T7">#define BUT_PIN <text:s/>2</text:span></text:p>
            <text:p text:style-name="P13"><text:span text:style-name="T7"><text:s/></text:span></text:p>
            <text:p text:style-name="P13"><text:span text:style-name="T6">void</text:span><text:span text:style-name="T7"> setup () {</text:span></text:p>
            <text:p text:style-name="P13"><text:span text:style-name="T7"><text:s text:c="4"/></text:span><text:span text:style-name="T7">pinMode(LED_PIN, OUTPUT);</text:span></text:p>
            <text:p text:style-name="P13"><text:span text:style-name="T7"><text:s text:c="4"/></text:span><text:span text:style-name="T7">pinMode(BUT_PIN, INPUT);</text:span></text:p>
            <text:p text:style-name="P13"><text:span text:style-name="T7">}</text:span></text:p>
            <text:p text:style-name="P13"><text:span text:style-name="T7"><text:s/></text:span></text:p>
            <text:p text:style-name="P13"><text:span text:style-name="T6">void</text:span><text:span text:style-name="T7"> loop () {</text:span></text:p>
            <text:p text:style-name="P13"><text:span text:style-name="T7"><text:s text:c="4"/></text:span><text:span text:style-name="T6">int</text:span><text:span text:style-name="T7"> but = digitalRead(BUT_PIN);</text:span></text:p>
            <text:p text:style-name="P13"><text:span text:style-name="T7"><text:s text:c="4"/></text:span><text:span text:style-name="T7">digitalWrite(LED_PIN, but);</text:span></text:p>
            <text:p text:style-name="P13"><text:span text:style-name="T7">}</text:span></text:p>
          </draw:text-box>
        </draw:frame>
        <draw:frame draw:style-name="gr4" draw:text-style-name="P7" xml:id="id143" draw:id="id143" draw:layer="layout" svg:width="13.4cm" svg:height="8.157cm" svg:x="13.905cm" svg:y="7.611cm">
          <draw:text-box>
            <text:p text:style-name="P13"><text:span text:style-name="T7">#include “</text:span><text:span text:style-name="T50">event_driven.c</text:span><text:span text:style-name="T7">”</text:span></text:p>
            <text:p text:style-name="P13"><text:span text:style-name="T7"/></text:p>
            <text:p text:style-name="P13"><text:span text:style-name="T7">#define LED_PIN 13</text:span></text:p>
            <text:p text:style-name="P13"><text:span text:style-name="T7">#define BUT_PIN <text:s/>2</text:span></text:p>
            <text:p text:style-name="P13"><text:span text:style-name="T7"/></text:p>
            <text:p text:style-name="P13"><text:span text:style-name="T6">void</text:span><text:span text:style-name="T7"> </text:span><text:span text:style-name="T50">button_changed</text:span><text:span text:style-name="T7"> (int pin, int v) {</text:span></text:p>
            <text:p text:style-name="P13"><text:span text:style-name="T7"><text:s text:c="4"/></text:span><text:span text:style-name="T7">digitalWrite(LED_PIN, v);</text:span></text:p>
            <text:p text:style-name="P13"><text:span text:style-name="T7">}</text:span></text:p>
            <text:p text:style-name="P13"><text:span text:style-name="T7"><text:s/></text:span></text:p>
            <text:p text:style-name="P13"><text:span text:style-name="T6">void</text:span><text:span text:style-name="T7"> init () {</text:span></text:p>
            <text:p text:style-name="P13"><text:span text:style-name="T7"><text:s text:c="4"/></text:span><text:span text:style-name="T50">button_listen</text:span><text:span text:style-name="T7">(BUT_PIN);</text:span></text:p>
            <text:p text:style-name="P13"><text:span text:style-name="T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 3<text:line-break/><text:span text:style-name="T15">(a conferir no início da próxima aula)</text:span>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44" text:id="id144"><text:span text:style-name="T5">Implementar “event_driven.c”</text:span></text:p>
                <text:list>
                  <text:list-item>
                    <text:p xml:id="id145" text:id="id145"><text:span text:style-name="T14">Tratador para botões</text:span></text:p>
                  </text:list-item>
                  <text:list-item>
                    <text:p xml:id="id146" text:id="id146"><text:span text:style-name="T14">2 timers</text:span></text:p>
                  </text:list-item>
                </text:list>
                <text:p><text:span text:style-name="T5"/></text:p>
              </text:list-item>
              <text:list-item>
                <text:p xml:id="id147" text:id="id147"><text:span text:style-name="T5">Reimplementar os exemplos com orientação a eventos:</text:span></text:p>
                <text:list>
                  <text:list-item>
                    <text:p xml:id="id148" text:id="id148"><text:span text:style-name="T14">Hello World: Input</text:span></text:p>
                  </text:list-item>
                  <text:list-item>
                    <text:p xml:id="id149" text:id="id149"><text:span text:style-name="T14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draw:style-name="gr4" draw:text-style-name="P11" draw:layer="layout" svg:width="24.13cm" svg:height="16.549cm" svg:x="1.905cm" svg:y="4.112cm">
          <draw:text-box>
            <text:p text:style-name="P13"><text:span text:style-name="T43">/* Funções de registro: */</text:span></text:p>
            <text:p text:style-name="P13"><text:span text:style-name="T11"/></text:p>
            <text:p text:style-name="P13"><text:span text:style-name="T10">void </text:span><text:span text:style-name="T30">button_listen</text:span><text:span text:style-name="T11"> (</text:span><text:span text:style-name="T10">int</text:span><text:span text:style-name="T11"> pin) {</text:span></text:p>
            <text:p text:style-name="P13"><text:span text:style-name="T11"><text:s text:c="3"/></text:span><text:span text:style-name="T11">&lt;...&gt; <text:s text:c="19"/></text:span><text:span text:style-name="T43">// “pin” passado deve gerar notificações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</text:span><text:span text:style-name="T30">timer_set</text:span><text:span text:style-name="T11"> (</text:span><text:span text:style-name="T10">int</text:span><text:span text:style-name="T11"> ms) {</text:span></text:p>
            <text:p text:style-name="P13"><text:span text:style-name="T11"><text:s text:c="3"/></text:span><text:span text:style-name="T11">&lt;...&gt; <text:s text:c="19"/></text:span><text:span text:style-name="T43">// timer deve expirar após “ms” milisegundos</text:span></text:p>
            <text:p text:style-name="P13"><text:span text:style-name="T11">}</text:span></text:p>
            <text:p text:style-name="P13"><text:span text:style-name="T10"/></text:p>
            <text:p text:style-name="P13"><text:span text:style-name="T43">/* Callbacks */</text:span></text:p>
            <text:p text:style-name="P13"><text:span text:style-name="T10"/></text:p>
            <text:p text:style-name="P13"><text:span text:style-name="T10">void</text:span><text:span text:style-name="T11"> </text:span><text:span text:style-name="T30">button_changed</text:span><text:span text:style-name="T11"> (</text:span><text:span text:style-name="T10">int</text:span><text:span text:style-name="T11"> pin, </text:span><text:span text:style-name="T10">int</text:span><text:span text:style-name="T11"> v); <text:s/></text:span><text:span text:style-name="T43">// notifica que “pin” mudou para “v”</text:span></text:p>
            <text:p text:style-name="P13"><text:span text:style-name="T10">void</text:span><text:span text:style-name="T11"> </text:span><text:span text:style-name="T30">timer_expired</text:span><text:span text:style-name="T11"> (</text:span><text:span text:style-name="T10">void</text:span><text:span text:style-name="T11">); <text:s text:c="12"/></text:span><text:span text:style-name="T43">// notifica que o timer expirou</text:span></text:p>
            <text:p text:style-name="P13"><text:span text:style-name="T10"/></text:p>
            <text:p text:style-name="P13"><text:span text:style-name="T11">/* Programa principal: */</text:span></text:p>
            <text:p text:style-name="P13"><text:span text:style-name="T10"/></text:p>
            <text:p text:style-name="P13"><text:span text:style-name="T10">void</text:span><text:span text:style-name="T11"> setup () {</text:span></text:p>
            <text:p text:style-name="P13"><text:span text:style-name="T11"><text:s text:c="4"/></text:span><text:span text:style-name="T11">&lt;...&gt; <text:s text:c="18"/>// inicialização da API</text:span></text:p>
            <text:p text:style-name="P13"><text:span text:style-name="T11"><text:s text:c="4"/></text:span><text:span text:style-name="T30">init</text:span><text:span text:style-name="T11">(); <text:s text:c="16"/>// inicialização do usuário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loop () {</text:span></text:p>
            <text:p text:style-name="P13"><text:span text:style-name="T11"><text:s text:c="4"/></text:span><text:span text:style-name="T11">&lt;...&gt; <text:s text:c="18"/></text:span><text:span text:style-name="T43">// detecta novos eventos</text:span></text:p>
            <text:p text:style-name="P13"><text:span text:style-name="T11"><text:s text:c="4"/></text:span><text:span text:style-name="T30">button_changed</text:span><text:span text:style-name="T11">(...); <text:s text:c="3"/></text:span><text:span text:style-name="T43">// notifica o usuário</text:span></text:p>
            <text:p text:style-name="P13"><text:span text:style-name="T11"><text:s text:c="4"/></text:span><text:span text:style-name="T11">&lt;...&gt; <text:s text:c="18"/>// detecta novos eventos</text:span></text:p>
            <text:p text:style-name="P13"><text:span text:style-name="T11"><text:s text:c="4"/></text:span><text:span text:style-name="T30">timer_expired</text:span><text:span text:style-name="T11">(...); <text:s text:c="4"/></text:span><text:span text:style-name="T43">// notifica o usuário</text:span></text:p>
            <text:p text:style-name="P13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Tarefa 3 - API</text:p>
          </draw:text-box>
        </draw:frame>
        <presentation:notes draw:style-name="dp2">
          <draw:page-thumbnail draw:style-name="gr3" draw:layer="layout" svg:width="14.848cm" svg:height="11.135cm" svg:x="3.07cm" svg:y="2.257cm" draw:page-number="4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3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4" draw:text-style-name="P5" draw:layer="layout" svg:width="23.254cm" svg:height="15.403cm" svg:x="1.511cm" svg:y="5.116cm" presentation:class="outline" presentation:user-transformed="true">
          <draw:text-box>
            <text:list text:style-name="L2">
              <text:list-item>
                <text:p><text:span text:style-name="T5">Modelo Assíncrono</text:span></text:p>
                <text:list>
                  <text:list-item>
                    <text:p><text:span text:style-name="T21">Execução independente</text:span></text:p>
                  </text:list-item>
                  <text:list-item>
                    <text:p><text:span text:style-name="T21">Sincronização explícita</text:span></text:p>
                  </text:list-item>
                  <text:list-item>
                    <text:p><text:span text:style-name="T21">Concorrência </text:span><text:span text:style-name="T24">fine-grained</text:span></text:p>
                  </text:list-item>
                  <text:list-item>
                    <text:p><text:span text:style-name="T44">Chamadas bloqueantes / demoradas</text:span></text:p>
                  </text:list-item>
                </text:list>
                <text:p><text:span text:style-name="T5"/></text:p>
              </text:list-item>
              <text:list-item>
                <text:p><text:span text:style-name="T5">Modelo Síncrono</text:span></text:p>
                <text:list>
                  <text:list-item>
                    <text:p><text:span text:style-name="T21">Execução dependente</text:span></text:p>
                  </text:list-item>
                  <text:list-item>
                    <text:p><text:span text:style-name="T21">Sincronização implícita</text:span></text:p>
                  </text:list-item>
                  <text:list-item>
                    <text:p><text:span text:style-name="T21">Concorrência </text:span><text:span text:style-name="T24">coarse-grained</text:span></text:p>
                  </text:list-item>
                  <text:list-item>
                    <text:p><text:span text:style-name="T44">Hipótese de sincronism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846</meta:editing-cycles>
    <meta:editing-duration>P41DT14H54M1S</meta:editing-duration>
    <meta:initial-creator>chico </meta:initial-creator>
    <dc:date>2015-03-14T08:10:43.442874713</dc:date>
    <meta:document-statistic meta:object-count="31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